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Segoe UI" svg:font-family="'Segoe UI'" style:font-family-generic="swiss"/>
    <style:font-face style:name="Courier New" svg:font-family="'Courier New'" style:font-adornments="Negreta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Nimbus Roman No9 L" svg:font-family="'Nimbus Roman No9 L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Segoe UI1" svg:font-family="'Segoe UI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fo:font-weight="normal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language="ru" fo:country="RU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language="ru" fo:country="RU" style:text-underline-style="none" fo:font-weight="normal" style:font-weight-asian="normal" style:font-weight-complex="normal"/>
    </style:style>
    <style:style style:name="P15" style:family="paragraph" style:parent-style-name="Text_20_body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Times New Roman3"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color="#ff0000"/>
    </style:style>
    <style:style style:name="P18" style:family="paragraph" style:parent-style-name="Text_20_body">
      <style:paragraph-properties fo:text-align="justify" style:justify-single-word="false"/>
      <style:text-properties fo:font-weight="normal"/>
    </style:style>
    <style:style style:name="P19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use-window-font-color="true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fo:language="ru" fo:country="RU"/>
    </style:style>
    <style:style style:name="P22" style:family="paragraph" style:parent-style-name="Preformatted_20_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Preformatted_20_Text">
      <style:paragraph-properties fo:margin-top="0cm" fo:margin-bottom="0.499cm"/>
    </style:style>
    <style:style style:name="P24" style:family="paragraph" style:parent-style-name="Standard" style:list-style-name="L8">
      <style:text-properties fo:language="ru" fo:country="RU" style:text-underline-style="none" fo:font-weight="normal" style:font-weight-asian="normal" style:font-weight-complex="normal"/>
    </style:style>
    <style:style style:name="P25" style:family="paragraph" style:parent-style-name="Standard" style:list-style-name="L13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Text_20_body" style:list-style-name="L1">
      <style:text-properties style:text-underline-style="none" fo:font-weight="normal" style:font-weight-asian="normal" style:font-weight-complex="normal"/>
    </style:style>
    <style:style style:name="P27" style:family="paragraph" style:parent-style-name="Text_20_body" style:list-style-name="L3">
      <style:text-properties style:text-underline-style="none" fo:font-weight="normal" style:font-weight-asian="normal" style:font-weight-complex="normal"/>
    </style:style>
    <style:style style:name="P28" style:family="paragraph" style:parent-style-name="Text_20_body" style:list-style-name="L5">
      <style:text-properties style:text-underline-style="none" fo:font-weight="normal" style:font-weight-asian="normal" style:font-weight-complex="normal"/>
    </style:style>
    <style:style style:name="P29" style:family="paragraph" style:parent-style-name="Text_20_body" style:list-style-name="L6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0" style:family="paragraph" style:parent-style-name="Text_20_body" style:list-style-name="L7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1" style:family="paragraph" style:parent-style-name="Text_20_body" style:list-style-name="L9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2" style:family="paragraph" style:parent-style-name="Text_20_body" style:list-style-name="L7">
      <style:text-properties style:text-underline-style="none" fo:font-weight="normal" style:font-weight-asian="normal" style:font-weight-complex="normal"/>
    </style:style>
    <style:style style:name="P33" style:family="paragraph" style:parent-style-name="Text_20_body" style:list-style-name="L9">
      <style:text-properties style:text-underline-style="none" fo:font-weight="normal" style:font-weight-asian="normal" style:font-weight-complex="normal"/>
    </style:style>
    <style:style style:name="P34" style:family="paragraph" style:parent-style-name="Text_20_body" style:list-style-name="L10">
      <style:text-properties style:text-underline-style="none" fo:font-weight="normal" style:font-weight-asian="normal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Text_20_body" style:list-style-name="L4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Text_20_body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1"/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 style:list-style-name="L11">
      <style:paragraph-properties fo:text-align="justify" style:justify-single-word="false"/>
    </style:style>
    <style:style style:name="P41" style:family="paragraph" style:parent-style-name="Text_20_body" style:list-style-name="L14">
      <style:paragraph-properties fo:text-align="justify" style:justify-single-word="false"/>
    </style:style>
    <style:style style:name="P42" style:family="paragraph" style:parent-style-name="Text_20_body" style:list-style-name="L19">
      <style:paragraph-properties fo:text-align="justify" style:justify-single-word="false"/>
    </style:style>
    <style:style style:name="P43" style:family="paragraph" style:parent-style-name="Text_20_body" style:list-style-name="L11">
      <style:paragraph-properties fo:text-align="justify" style:justify-single-word="false"/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2">
      <style:paragraph-properties fo:text-align="justify" style:justify-single-word="false"/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Text_20_body" style:list-style-name="L13">
      <style:paragraph-properties fo:text-align="justify" style:justify-single-word="false"/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4">
      <style:paragraph-properties fo:text-align="justify" style:justify-single-word="false"/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47" style:family="paragraph" style:parent-style-name="Text_20_body" style:list-style-name="L15">
      <style:paragraph-properties fo:text-align="justify" style:justify-single-word="false"/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48" style:family="paragraph" style:parent-style-name="Text_20_body" style:list-style-name="L12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49" style:family="paragraph" style:parent-style-name="Text_20_body" style:list-style-name="L15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50" style:family="paragraph" style:parent-style-name="Text_20_body" style:list-style-name="L16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51" style:family="paragraph" style:parent-style-name="Text_20_body" style:list-style-name="L15">
      <style:paragraph-properties fo:text-align="justify" style:justify-single-word="false"/>
      <style:text-properties fo:language="ru" fo:country="RU"/>
    </style:style>
    <style:style style:name="P52" style:family="paragraph" style:parent-style-name="Text_20_body" style:list-style-name="L19">
      <style:paragraph-properties fo:text-align="justify" style:justify-single-word="false"/>
      <style:text-properties fo:language="ru" fo:country="RU"/>
    </style:style>
    <style:style style:name="P53" style:family="paragraph" style:parent-style-name="Text_20_body" style:list-style-name="L17"/>
    <style:style style:name="P54" style:family="paragraph" style:parent-style-name="Text_20_body" style:list-style-name="L18"/>
    <style:style style:name="P55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6" style:family="paragraph" style:parent-style-name="Text_20_body" style:list-style-name="L19">
      <style:paragraph-properties fo:text-align="justify" style:justify-single-word="false"/>
      <style:text-properties fo:language="en" fo:country="US"/>
    </style:style>
    <style:style style:name="P57" style:family="paragraph" style:parent-style-name="Heading_20_1">
      <style:paragraph-properties fo:text-align="center" style:justify-single-word="false"/>
    </style:style>
    <style:style style:name="P58" style:family="paragraph" style:parent-style-name="Heading_20_2">
      <style:text-properties style:use-window-font-color="true" fo:language="en" fo:country="US"/>
    </style:style>
    <style:style style:name="P59" style:family="paragraph" style:parent-style-name="Heading_20_2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Heading_20_3">
      <style:text-properties fo:font-weight="bold" style:font-weight-asian="bold" style:font-weight-complex="bold"/>
    </style:style>
    <style:style style:name="P62" style:family="paragraph" style:parent-style-name="Heading_20_3">
      <style:text-properties fo:language="en" fo:country="US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fo:font-weight="normal" style:font-weight-asian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text-underline-style="none" fo:font-weight="normal" style:font-weight-asian="normal" style:font-weight-complex="normal"/>
    </style:style>
    <style:style style:name="T12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language="ru" fo:country="RU" fo:font-style="normal" style:text-underline-style="none" style:font-style-asian="normal" style:font-style-complex="normal"/>
    </style:style>
    <style:style style:name="T14" style:family="text">
      <style:text-properties fo:language="ru" fo:country="RU" fo:font-style="normal" style:text-underline-style="none" style:font-style-asian="normal" style:font-weight-asian="normal" style:font-style-complex="normal" style:font-weight-complex="normal"/>
    </style:style>
    <style:style style:name="T15" style:family="text">
      <style:text-properties fo:language="ru" fo:country="RU" fo:font-style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style:use-window-font-color="true" fo:language="ru" fo:country="RU" fo:font-style="normal" style:text-underline-style="none" fo:font-weight="normal" fo:background-color="#ff0000" style:font-style-asian="normal" style:font-weight-asian="normal" style:font-style-complex="normal" style:font-weight-complex="normal"/>
    </style:style>
    <style:style style:name="T19" style:family="text">
      <style:text-properties style:use-window-font-color="true" fo:language="ru" fo:country="RU" style:text-underline-style="non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fo:color="#ff0000"/>
    </style:style>
    <style:style style:name="T23" style:family="text">
      <style:text-properties fo:color="#ff0000" fo:language="ru" fo:country="RU" style:text-underline-style="none" fo:font-weight="normal" style:font-weight-asian="normal" style:font-weight-complex="normal"/>
    </style:style>
    <style:style style:name="T24" style:family="text">
      <style:text-properties fo:color="#ff0000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23ff23"/>
    </style:style>
    <style:style style:name="T26" style:family="text">
      <style:text-properties fo:color="#23ff23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23ff23" style:font-weight-asian="normal" style:font-weight-complex="normal"/>
    </style:style>
    <style:style style:name="T2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position="0% 100%" style:font-name="DejaVu Sans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position="0% 100%" style:font-name="DejaVu Sans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18cm" fo:text-indent="-0.635cm" fo:margin-left="3.01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53cm" fo:text-indent="-0.635cm" fo:margin-left="3.65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88cm" fo:text-indent="-0.635cm" fo:margin-left="4.28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23cm" fo:text-indent="-0.635cm" fo:margin-left="4.92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58cm" fo:text-indent="-0.635cm" fo:margin-left="5.55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93cm" fo:text-indent="-0.635cm" fo:margin-left="6.19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28cm" fo:text-indent="-0.635cm" fo:margin-left="6.82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63cm" fo:text-indent="-0.635cm" fo:margin-left="7.46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98cm" fo:text-indent="-0.635cm" fo:margin-left="8.09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33cm" fo:text-indent="-0.635cm" fo:margin-left="8.733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Существующие инструменты статического анализа исходных текстов программ</text:h>
      <text:p text:style-name="Text_20_body">Старцев Е.В.</text:p>
      <text:h text:style-name="Heading_20_2" text:outline-level="2">Введение</text:h>
      <text:p text:style-name="Text_20_body">Для осознания направлений развития статического анализа программ по открытому исходному коду важно оценить существующее положение дел в этой области и определить какие направления уже сейчас развиты полноценно, а какие заслуживают дополнительных исследований.</text:p>
      <text:p text:style-name="Text_20_body">В целом сейчас существует множество инструментов статического анализа, в статье посвященной статическому анализу на <text:span text:style-name="T10">Википедии[</text:span><text:span text:style-name="T10"><office:annotation><dc:creator>Неизвестный автор</dc:creator><dc:date>2012-02-05T12:24:32</dc:date><text:p><text:span text:style-name="T28">ссылка</text:span></text:p></office:annotation></text:span><text:span text:style-name="T10">]</text:span> имееются ссылки не менее чем на 90 утилит для различных языков, естественно, в реальности эта цифра может быть больше. Важно <text:s/>не потеряться в этом многообразии, при проведении исследования <text:s/>основное внимание уделялось инструментам, разработчики которых через официальные сайты и документацию выделяли характерные особенности своих инструментов, а не просто ограничивались маркетологическим описанием достоинств продуктов, не позволяющим реально оценить позицию продукта по отношению к остальным типовым инструментам статического анализа. Поэтому в обзор попали не все инструменты даже с указанной выше страницы из Википедии. Данный обзор преследовал целью провести сравнение инструментов, пригодных к такому сравнению. Основная часть упущенных в обзоре <text:s/>инструментов — коммерческие продукты (что затрудняет самостоятельный анализ их внутренних особенностей), информация на официальном сайте которых не может выделить их хоть каким-то образом из основной канвы и следовательно, такие инструменты могут быть упущены без ущерба для общего обзора, который выделяет основные направления современного статического анализа и отмечает уровень развития этих направлений. </text:p>
      <text:p text:style-name="Text_20_body">В обзоре основное внимание уделялось мультиязычным инструментам анализа — инструментам поддерживающим более одного входного языка. Такие инструменты интересны тем, что потенциально могут быть связаны с универсальным представлением кода на разных входных языках, что в рамках исследования представляло первостепенный интерес. Достоинства такого подхода были отмечены в статье [<office:annotation><dc:creator>Evgeny Startsev</dc:creator><dc:date>2012-02-05T19:43:22</dc:date><text:p text:style-name="P63"><text:span text:style-name="T29">Ссылка видимо на нашу статью</text:span></text:p></office:annotation>].</text:p>
      <text:p text:style-name="Text_20_body">Кроме того рассматривались инструменты анализа С/С++ программ, эти языки пожалуй имеют наиболее длительную историю развития из всех современных целевых языков статического анализа и алгоритмы их анализа, соответственно, многообразны, широко <text:soft-page-break/>изучены и проработаны.</text:p>
      <text:p text:style-name="Text_20_body">Также были рассмотрены инструменты анализа для языка <text:s/><office:annotation><dc:creator>Неизвестный автор</dc:creator><dc:date>2012-02-05T12:59:07</dc:date><text:p text:style-name="P64"><text:span text:style-name="T28">Указать причины разграничения по языкам, указать что Python близок тематике динамических языков, а анализ C/C++ наиболее развит</text:span></text:p></office:annotation>Python. Это <text:s/>относящийся к быстроразвивающимся <text:s/>динамическим языкам программирования. Такие языки для статических анализаторов представляют дополнительные сложности в сравнении с классическими языками со статической типизацией (С++, Java) и методы анализа таких языков развиты мало, что и было обнаружено при составлении обзора.</text:p>
      <text:h text:style-name="P58" text:outline-level="2"/>
      <text:h text:style-name="Heading_20_2" text:outline-level="2"><text:span text:style-name="T22">Инструменты</text:span> Python</text:h>
      <text:p text:style-name="P17">Далее идет текст, который как мне кажется я уже критиковал и даже правил? А изменений похоже нет</text:p>
      <text:h text:style-name="Heading_20_3" text:outline-level="3">Pychecker</text:h>
      <text:p text:style-name="P3">Ссылка:</text:p>
      <text:p text:style-name="Text_20_body"><text:s/><text:a xlink:type="simple" xlink:href="http://pychecker.sourceforge.net/">http://pychecker.sourceforge.net/</text:a>, </text:p>
      <text:p text:style-name="P3">Форма представления результата:</text:p>
      <text:p text:style-name="P2">Результатом является вывод <text:s/>на консоль после запуска. Сначала формируется текстовый результат импортирования исследуемых модулей, затем формируются текстовые замечания на основе проведенного анализа.</text:p>
      <text:p text:style-name="P3">Краткое описание:</text:p>
      <text:p text:style-name="P2">PyChecker это утилита поиска ошибок в исходном коде на Python. Она позволяет обнаруживать типичные проблемы, отлавливаемые компиляторами таких «менее динамических» языков как C и C++. <text:s/>Похож на инструмент lint. </text:p>
      <text:p text:style-name="P3">Отличительные особенности:</text:p>
      <text:p text:style-name="P5"><text:span text:style-name="T1">В де</text:span><text:span text:style-name="T1">й</text:span><text:span text:style-name="T1">ствительности не является </text:span><text:span text:style-name="T1">в чистом виде</text:span><text:span text:style-name="T1"> инструментом статического анализа, т.к. выполняет импорт модуле</text:span><text:span text:style-name="T1">й</text:span><text:span text:style-name="T1">. При анализе модуля одного из версий препарата выдавались </text:span><text:span text:style-name="T1">сообщения по поводу модуле</text:span><text:span text:style-name="T1">й</text:span><text:span text:style-name="T1"> используемых библиотек, в частности предупреждения по коду модулей logilab-astng. </text:span><text:span text:style-name="T1">Те модули, которые не могут быть проимпортированы, например, связанные с отсутствующими в системе библиотеками или модули требующие для корректного выполнения импорта определенных предварительных <text:s/>действий «в реальности» не могут быть подвергнуты анализу утилитой.</text:span></text:p>
      <text:p text:style-name="P5"><text:span text:style-name="T1">В сравнении со схожей по назначению утилитой pylint выдается гораздо меньше типов </text:span><text:soft-page-break/><text:span text:style-name="T1">предупреждений по исходному коду. (анализ самого pycheker и утилиты pylint не вызвал </text:span><text:span text:style-name="T1">никаких предупреждений по коду).</text:span><text:span text:style-name="T1"> </text:span></text:p>
      <text:p text:style-name="P3">Особенности реализации:</text:p>
      <text:p text:style-name="P2">Реализован за счет комбинации различных путей анализа. Сначала он импортирует каждый модуль. В случае ошибки импорта модуль не может быть обработан. Импорт предоставляет некоторую базовую информацию о модуле. Код каждой функции, класса и метода проверяется на возможные проблемы.</text:p>
      <text:p text:style-name="P9">Выводы:</text:p>
      <text:p text:style-name="P6">Главное особенность применение динамических методов анализа наряду со статическими. Это ограничивает круг подвергаемых анализу модулей — те модули импорт, которых приведет к ошибке не будут проанализированы.</text:p>
      <text:h text:style-name="Heading_20_3" text:outline-level="3">Pylint</text:h>
      <text:p text:style-name="P3">Ссылки:</text:p>
      <text:p text:style-name="Text_20_body"><text:a xlink:type="simple" xlink:href="http://www.logilab.org/card/pylint_manual">http://www.logilab.org/card/pylint_manual</text:a></text:p>
      <text:p text:style-name="Text_20_body"><text:a xlink:type="simple" xlink:href="http://www.logilab.org/project/pylint">http://www.logilab.org/project/pylint</text:a></text:p>
      <text:p text:style-name="Text_20_body"><text:a xlink:type="simple" xlink:href="http://www.logilab.org/card/pylintfeatures">http://www.logilab.org/card/pylintfeatures</text:a></text:p>
      <text:p text:style-name="P3">Описание:</text:p>
      <text:p text:style-name="P16">Утилита pylint — анализ исходного кода на ошибки и поиск «узких мест». Утилита проверяет соответствие модулей стандартам разработки (coding standard), сходна с PyChecker, но предоставляет больше функциональности, такие как проверка длины строк, соответствие формата имен переменных принятому, проверку что задекларированные интерфейсы реализованы в действительности и др. Большим преимуществом pylint является то, что он может быть в широких пределах сконфигурирован и настроен, а также имеется возможность написания плагинов для добавления необходимой в конкретном случае функциональности.</text:p>
      <text:p text:style-name="P5">Pylint распространяется вместе с утилитой Pyreverse, которая позволяет создавать UML-диаграммы для кода на Python. <text:s/>Утилита может генерировать все форматы генерацию в которую поддерживает формат dot и vcg, по умолчанию генерируется dot.</text:p>
      <text:p text:style-name="P3">Отличительные особенности:</text:p>
      <text:p text:style-name="P5"><text:span text:style-name="T1">В значительной степени является конфигурируемым <text:s/>решением. Посредством написания плагинов можно расширить функциональность разработав свою утилиту пр</text:span><text:span text:style-name="T1">о</text:span><text:span text:style-name="T1">верки </text:span><text:span text:style-name="T1">(checker).</text:span></text:p>
      <text:p text:style-name="P2"><text:soft-page-break/>Имеется возможность разработки 2 типов checker-ов, raw-, работающих с каждым модулем как файловым потоком и AST- работающих с AST-представлением исходного текста. AST checker является классом который реализует возможности «посещения» различных типов узлов дерева, в нем должны быть реализованы функции visit_&lt;имя_класса узла&gt; и leave_&lt;имя_класса узла&gt; для тех классов узлов дерева, которые представляют интерес для анализа данным checker-ом. Различные типы checker-ов сортируются по приоритету. Для каждого модуля pylint:</text:p>
      <text:list xml:id="list655311255" text:style-name="L1">
        <text:list-item>
          <text:p text:style-name="P26">отправляется исходный файл модуля как поток для анализа raw checker-ами.</text:p>
        </text:list-item>
        <text:list-item>
          <text:p text:style-name="P26">получает представление исходного текста в виде AST.</text:p>
        </text:list-item>
        <text:list-item>
          <text:p text:style-name="P26">выполняет первый уровень вложенности спуска по дереву вызывая visit_&lt;&gt; методы каждого AST checker-а, начиная обработку узла и функции living_&lt;&gt; по завершении</text:p>
        </text:list-item>
      </text:list>
      <text:p text:style-name="P3">Особенности реализации:</text:p>
      <text:p text:style-name="P2">Реализована на основании библиотеки logilab-astng, которая по сути является надстройкой для стандартных средств платформы Python по построению синтаксических деревьев исходных текстов на языке Python.</text:p>
      <text:p text:style-name="P9">Выводы:</text:p>
      <text:p text:style-name="P6">Реализована на базе самостоятельного представления исходного кода в виде дерева ASTNG, это представление может быть получено для исходного кода без использования pylint, посредством Python-модуля logilab. Это позволяет создавать альтернативные анализаторы исходного кода. Помимо анализа в виде ASTNG имеется возможность анализа на базе простого текста.</text:p>
      <text:h text:style-name="Heading_20_2" text:outline-level="2">С/С++</text:h>
      <text:h text:style-name="P59" text:outline-level="2">Coccinelle</text:h>
      <text:p text:style-name="Text_20_body"><text:span text:style-name="T3">Ссылка</text:span> </text:p>
      <text:p text:style-name="Text_20_body"><text:a xlink:type="simple" xlink:href="http://coccinelle.lip6.fr/">http://coccinelle.lip6.fr/</text:a><text:a xlink:type="simple" xlink:href="http://www.splint.org/"> </text:a></text:p>
      <text:p text:style-name="P3">Краткое описание:</text:p>
      <text:p text:style-name="P14">Утилита сравнения и преобразования исходных текстов на языке <text:span text:style-name="T6">C.</text:span></text:p>
      <text:p text:style-name="P3">Отличительные особенности:</text:p>
      <text:p text:style-name="P5"><text:span text:style-name="T11">Исходный код, который ищется и</text:span><text:span text:style-name="T7">/</text:span><text:span text:style-name="T11">или заменяется задается на специальном </text:span><text:span text:style-name="T7">C-</text:span><text:span text:style-name="T11">подобном </text:span><text:soft-page-break/><text:span text:style-name="T11">языке SmPL <text:s/>(</text:span>Semantic Patch Language<text:span text:style-name="T11">). Изначально служил инструментом поддержки эволюции </text:span><text:span text:style-name="T7">Linux</text:span><text:span text:style-name="T11">-систем, для поддержки изменений в API (переименование функций, изменение параметров, реорганизация структур данных). Тем не менее функции поиска позволят находить также и ошибки — разыменование нулевых указателей, некорректная работа с указателями, различные варианты поиска бесполезного кода.</text:span></text:p>
      <text:p text:style-name="P1"/>
      <text:h text:style-name="Heading_20_3" text:outline-level="3">Splint</text:h>
      <text:p text:style-name="Text_20_body"><text:span text:style-name="T3">Ссылка</text:span> </text:p>
      <text:p text:style-name="Text_20_body"><text:a xlink:type="simple" xlink:href="http://www.splint.org/">http://www.splint.org/</text:a></text:p>
      <text:p text:style-name="P3">Краткое описание:</text:p>
      <text:p text:style-name="P1">Утилита поиска уязвимостей и ошибок в коде программ на C. На данный момент активная разработка прекращена.</text:p>
      <text:p text:style-name="P3">Отличительные особенности:</text:p>
      <text:p text:style-name="P2">Различные функции анализа утилиты требуют наличия в коде специальных аннотаций (оформляемых в виде комментариев) дающих дополнительное описание анализируемого кода.</text:p>
      <text:p text:style-name="P3">Представление результата:</text:p>
      <text:p text:style-name="P1">Набор текстовых предупреждений, который зависит от параметров запуска и наличия определенных аннотаций в исходном коде.</text:p>
      <text:p text:style-name="P9">Выводы:</text:p>
      <text:p text:style-name="P6">Активная разработка проекта не ведется, документации разработчика раскрывающей особенности реализации на официальной странице проекта найти не удалось. Все это затрудняет развитие проекта. Функциональные возможности в текущем виде достаточно скудны. Кроме того для реализации отдельных функций анализа исходного текста он должен быть предварительно снабжен специальными аннотациями, что должно выполняться либо разработчиком (дополнительные условия к исследуемым проектам) либо исследователем (дополнительный анализ кода вручную или с применением других инструментов).</text:p>
      <text:h text:style-name="Heading_20_3" text:outline-level="3">PVS-Studio</text:h>
      <text:p text:style-name="Text_20_body"><text:span text:style-name="T3">Ссылка</text:span> </text:p>
      <text:p text:style-name="Text_20_body"><text:a xlink:type="simple" xlink:href="http://www.viva64.com/ru/pvs-studio/">http://www.viva64.com/ru/pvs-studio/</text:a> </text:p>
      <text:p text:style-name="P3"><text:soft-page-break/>Краткое описание:</text:p>
      <text:p text:style-name="P6">PVS-Studio - статический анализатор, выявляющий ошибки в исходном коде приложений на языке C/C++/C++11. Можно выделить 3 набора правил, включенных в состав PVS-Studio:</text:p>
      <text:list xml:id="list1802690340" text:style-name="L2">
        <text:list-item>
          <text:p text:style-name="P35">Диагностика 64-битных ошибок (Viva64) <text:s text:c="4"/></text:p>
        </text:list-item>
        <text:list-item>
          <text:p text:style-name="P35">Диагностика параллельных ошибок (VivaMP) <text:s text:c="4"/></text:p>
        </text:list-item>
        <text:list-item>
          <text:p text:style-name="P35">Диагностика общего назначения</text:p>
        </text:list-item>
      </text:list>
      <text:p text:style-name="P3">Отличительные особенности:</text:p>
      <text:p text:style-name="P6">Набор правил для диагностики 64-ошибок ранее <text:s/>поставлялся в виде отдельного решения под названием Viva64. Набор специализированных правил Viva64 позволяет выявлять дефекты, возникающие при разработке новых 64-битных приложений или при миграции 32-битного кода на 64-битные системы. Следование рекомендациям анализатора также позволяет оптимизировать 64-битный код и сделать его более производительным. </text:p>
      <text:p text:style-name="P5"><text:span text:style-name="T5">Набор правил для диагностики параллельных ошибок ранее поставлялся в виде отдельного решения под названием VivaMP. </text:span>Набор специализированных правил VivaMP позволяет обнаружить в коде ряд ошибок приводящих к состоянию гонок, неопределенному поведению, неэффективному использованию процессорного времени и так далее. Основной сложностью обнаружения подобных дефектов на этапе тестирования является их нерегулярность проявления. Статический анализатор работает с исходным кодом и просматривает все пути возможного выполнения программы. Поэтому он может обнаружить некоторые из этих крайне редко проявляющихся ошибок.</text:p>
      <text:p text:style-name="P5">Набор правил общего назначения позволяет обнаружить логические ошибки, опечатки, фрагменты кода, приводящие к access violation, некорректное использование алгоритмов из библиотеки STL и многое другое.</text:p>
      <text:h text:style-name="Heading_20_3" text:outline-level="3">Cppcheck</text:h>
      <text:p text:style-name="Text_20_body"><text:span text:style-name="T3">Ссылка</text:span> </text:p>
      <text:p text:style-name="Text_20_body"><text:a xlink:type="simple" xlink:href="http://cppcheck.sourceforge.net/">http://cppcheck.sourceforge.net/</text:a> </text:p>
      <text:p text:style-name="P3">Краткое описание:</text:p>
      <text:p text:style-name="P1">Достаточно распространенная утилита статического анализа C/C++-программ.</text:p>
      <text:p text:style-name="P3">Отличительные особенности:</text:p>
      <text:p text:style-name="P2"><text:soft-page-break/>Проверка выхода за границы массива, проверка корректного использования STL, утечки памяти, неиспользуемые переменные, приватные методы классов <text:s/>и др. </text:p>
      <text:p text:style-name="P3">Представление результата:</text:p>
      <text:p text:style-name="P2">При запуске без параметров утилита формирует вывод в текстовой форме — списка замечаний, найденных в ходе анализа. Может формировать вывод в виде XML, в этом случае замечания оформляются в виде тегов XML специфичные данные оформлены в виде атрибутов тегов (например тег id идентифицирует тип замечания, например missingInclude для не найденных заголовочных файлов). </text:p>
      <text:p text:style-name="P1">Имеются плагины для большинства популярных IDE.</text:p>
      <text:p text:style-name="P3">Особенности реализации:</text:p>
      <text:p text:style-name="P2">В основе реализации cppcheck лежит сравнение с шаблонами. Исследуемый код проверяется с различными шаблонами, идентифицирующими ошибки. Анализ каждого файла состоит из 3 шагов:</text:p>
      <text:list xml:id="list586582860" text:style-name="L3">
        <text:list-item>
          <text:p text:style-name="P27">Препроцессорная обработка.</text:p>
        </text:list-item>
        <text:list-item>
          <text:p text:style-name="P27">Разбиение текста на отдельные токены(token).</text:p>
        </text:list-item>
        <text:list-item>
          <text:p text:style-name="P27">Выполнение всех проверок – сравнение с шаблонами всех токенов. </text:p>
        </text:list-item>
      </text:list>
      <text:p text:style-name="P1">В сформированном списке токенов каждый токен хранится как простой текст.</text:p>
      <text:p text:style-name="P9">Выводы:</text:p>
      <text:p text:style-name="P6">Анализатор реализован на базе простого разбиения исходного кода на текстовые фрагменты и проверки на соответствие определенным шаблонам. То есть анализ ведется в текстовой форме, об использовании каких-либо промежуточных представлений исходного текста разработчиками не заявлено. </text:p>
      <text:h text:style-name="Heading_20_3" text:outline-level="3">BLAST</text:h>
      <text:p text:style-name="P3">Краткое описание:</text:p>
      <text:p text:style-name="P2">Утилита проверки моделей для C-программ. Задача, решаемая инструментом BLAST — это проверка того, что программа удовлетворяет поведенческим требованиям к ней. BLAST реализует подход абстракция и уточнение по контрпримерам (англ. counterexample-driven automatic abstraction refinement) для конструирования абстрактной модели, которая затем проверяется на свойства безопасности (англ. safety). Абстракция <text:s/>строится по ходу анализа и только до требуемой точности, устанавливаемой в ходе анализа. <text:span text:style-name="T22">Вы здесь что-нибудь понимаете?</text:span></text:p>
      <text:p text:style-name="P3"><text:soft-page-break/>Отличительные особенности:</text:p>
      <text:p text:style-name="P7">Возможности:</text:p>
      <text:list xml:id="list1851199330" text:style-name="L4">
        <text:list-item>
          <text:p text:style-name="P37">Анализ метки в коде на достижимость.</text:p>
        </text:list-item>
        <text:list-item>
          <text:p text:style-name="P36">Статическая проверка условий assert. Эти условия обычно носят отладочную функцию, вызывая сообщение об ошибке в момент исполнения если требуемое условие не выполняется. BLAST позволяет выполнять статический анализ таких условий.</text:p>
        </text:list-item>
        <text:list-item>
          <text:p text:style-name="P36">Более сложные проверки на основании описаний(спецификаций). Например, можно проверять последовательность выполнения различных действий, в частности, проверить, что операции с блокировками вызываются в правильном порядке.</text:p>
        </text:list-item>
      </text:list>
      <text:p text:style-name="P6">Спецификации описываются на языке с C-подобным синтаксисом. При описании спецификаций важную роль играют описания событий (event). Описывается паттерн (pattern), он содержит описание конструкции в исходном коде, которая связана с возникновением события. С помощью директивы guard описывается проверяемое условие, если оно истинно выполняются инструкции описанные в директиве действия (action) для данного события иначе инструкции из директивы восстановления(repair). Если условие ложно, а директива repair не описана вызывается функция __error__, которая также может быть вызвана вручную из директив action или repair. Такая ситуация связана с обнаружением в коде недопустимой модели поведения. Пример описания:</text:p>
      <text:p text:style-name="P22">#include &lt;sys/types.h&gt;</text:p>
      <text:p text:style-name="Preformatted_20_Text">#include &lt;unistd.h&gt;</text:p>
      <text:p text:style-name="Preformatted_20_Text">#include &lt;pwd.h&gt;</text:p>
      <text:p text:style-name="Preformatted_20_Text">#include &lt;stdlib.h&gt;</text:p>
      <text:p text:style-name="Preformatted_20_Text"/>
      <text:p text:style-name="Preformatted_20_Text">global int __E__ = 0;</text:p>
      <text:p text:style-name="Preformatted_20_Text"/>
      <text:p text:style-name="Preformatted_20_Text">event {</text:p>
      <text:p text:style-name="Preformatted_20_Text"><text:s text:c="2"/>pattern { $? = seteuid($1); }</text:p>
      <text:p text:style-name="Preformatted_20_Text"><text:s text:c="2"/>action { __E__ = $1; }</text:p>
      <text:p text:style-name="Preformatted_20_Text">}</text:p>
      <text:p text:style-name="Preformatted_20_Text"/>
      <text:p text:style-name="Preformatted_20_Text">event {</text:p>
      <text:p text:style-name="Preformatted_20_Text"><text:s text:c="2"/>pattern { $? = system($?); }</text:p>
      <text:p text:style-name="Preformatted_20_Text"><text:s text:c="2"/>guard { __E__ != 0 }</text:p>
      <text:p text:style-name="P23">}</text:p>
      <text:p text:style-name="P6">В этой спецификации модели проверяется что setuid-программа (меняющая эффективный uid процесса) не вызывает функцию system (выполнение команды shell) до тех пор пока не изменит эффективный uid на ненулевое значение.</text:p>
      <text:p text:style-name="P3">Особенности реализации:</text:p>
      <text:p text:style-name="P2"><text:soft-page-break/>Использует инфраструктуру CIL (C Intermediate language, <text:a xlink:type="simple" xlink:href="http://cil.sourceforge.net/">http://cil.sourceforge.net/</text:a>). Это <text:span text:style-name="T25">упрощенная версия языка C!!!!!</text:span>, облегчающая анализ и преобразование программы. Исходный C-код преобразуется в CIL. В частности все циклические конструкции имеют единую форму, неиспользуемые объявления удаляются, добавляются выражения возвращаемые значения из функции в тех функциях, которые их требуют по описанию но они явно не заданы и др. </text:p>
      <text:p text:style-name="P5"><text:span text:style-name="T1">Программы внутренне преобразуются в автомат потока управления (</text:span><text:span text:style-name="T2">control-flow automata</text:span><text:span text:style-name="T1">), реализация расположена в модуле CFA. Программа преобразуется в набор таких автоматов для каждой функции. Это направленный граф, узлы которого связаны с управляющими точками программы, а ребра с операциями.</text:span></text:p>
      <text:p text:style-name="P2">Для доказательства соответствия программы заданной модели BLAST создает абстрактные деревья достижимости (abstract reachability tree, ART). Каждый узел ART соотносится с состоянием в CFA и стеком вызовов – последовательсностью состояний CFA, представляющей адрес возврата, а также булевской формулой, представляющей набор состояний данных. По сути ART отображает реально возможные в программе перемещения между состояниями CFA. </text:p>
      <text:p text:style-name="P9">Выводы:</text:p>
      <text:p text:style-name="P2"><text:span text:style-name="T4">Используется внутреннее представление исходного кода в виде CFA и ART. Кроме того исходный код преобразуется в CIL перед началом анализа. CFA и ART могут быть использованы для анализа потока управления программы</text:span><text:span text:style-name="T4">.</text:span></text:p>
      <text:h text:style-name="Heading_20_3" text:outline-level="3">Frama-C</text:h>
      <text:p text:style-name="P3">Ссылка:</text:p>
      <text:p text:style-name="P3"><text:a xlink:type="simple" xlink:href="http://frama-c.com/"><text:span text:style-name="T1">http://frama-c.com/</text:span></text:a></text:p>
      <text:p text:style-name="P3">Отличительные особенности:</text:p>
      <text:list xml:id="list1174076199" text:style-name="L5">
        <text:list-item>
          <text:p text:style-name="P28">Возможность слайсинга программы в упрощенные версии.</text:p>
        </text:list-item>
        <text:list-item>
          <text:p text:style-name="P28">Навигация по потоку данных от объявления до использования и наоборот.</text:p>
        </text:list-item>
        <text:list-item>
          <text:p text:style-name="P28">Верификация</text:p>
        </text:list-item>
        <text:list-item>
          <text:p text:style-name="P28">Вычисление метрик кода</text:p>
        </text:list-item>
        <text:list-item>
          <text:p text:style-name="P28">Реализован графический интерфейс пользователя(frama-c-gui)</text:p>
        </text:list-item>
      </text:list>
      <text:p text:style-name="P3">Особенности реализации:</text:p>
      <text:p text:style-name="P5"><text:soft-page-break/><text:span text:style-name="T1">Имеет плагинную архитектуру, что упрощает разработку дополнительной функциональности. Три основных «тяжеловесных» (</text:span>heavyweight<text:span text:style-name="T1">) плагина, используемых </text:span><text:span text:style-name="T1">остальными:</text:span></text:p>
      <text:list xml:id="list186857772" text:style-name="L6">
        <text:list-item>
          <text:p text:style-name="P29">Анализ значений. Плагин вычисляет «домены изменения значений» (variation domains) для переменных. Вычисления большей частью автоматизированы, но пользователь может руководить анализом в отдельных местах. Используются методы абстрактной интерпретации.</text:p>
        </text:list-item>
        <text:list-item>
          <text:p text:style-name="P29">Jessi и Wp. Это два плагина для «дедуктивной верификации»(deductive verification). Основаны на методиках «вычисления слабых предположений»(weakest precondition computation). При верификации требования описываются на специальном языке ACSL. Они позволяют доказать, что C-функции удовлетворяют их спецификации. Спецификации являются модульными: спецификации вызываемых функций используются для установления доказательств без изучения их кода.</text:p>
        </text:list-item>
      </text:list>
      <text:h text:style-name="Heading_20_3" text:outline-level="3">Astree</text:h>
      <text:p text:style-name="P3">Ссылка:</text:p>
      <text:p text:style-name="P3"><text:a xlink:type="simple" xlink:href="http://www.astree.ens.fr/">http://www.astree.ens.fr/</text:a><text:span text:style-name="T1"> </text:span></text:p>
      <text:p text:style-name="P3">Отличительные особенности:</text:p>
      <text:p text:style-name="P1">Инструмент доказательства наличия ошибок времени исполнения (RTE) в C-коде.</text:p>
      <text:list xml:id="list1756784394" text:style-name="L7">
        <text:list-item>
          <text:p text:style-name="P30">Разработчиками заявляется возможность рассмотрения инструментом всех возможных ошибок времени исполнения. Также указывается, что инструмент ищет реально существующие ошибки, а не потенциально возможные.</text:p>
        </text:list-item>
        <text:list-item>
          <text:p text:style-name="P32">Закрытый коммерческий проект.</text:p>
        </text:list-item>
      </text:list>
      <text:p text:style-name="P3">Особенности реализации:</text:p>
      <text:p text:style-name="P1">Основан на абстрактной интерпретации.</text:p>
      <text:p text:style-name="P8">Вывод:</text:p>
      <text:p text:style-name="P6">По причине закрытости <text:s/>проекта сложно судить о особенностях реализации и применить их для создания универсальных инструментов.</text:p>
      <text:h text:style-name="Heading_20_3" text:outline-level="3">Monoidics INFER</text:h>
      <text:p text:style-name="P3">Ссылка:</text:p>
      <text:p text:style-name="P3"><text:a xlink:type="simple" xlink:href="http://www.monoidics.com/en/products/infer-static-analyzer.html">http://www.monoidics.com/en/products/infer-static-analyzer.html</text:a><text:span text:style-name="T1"> </text:span></text:p>
      <text:p text:style-name="P3"><text:soft-page-break/>Отличительные особенности:</text:p>
      <text:p text:style-name="P6">Коммерческий продукт. Акцентируется на вопросах компьютерной безопасности и безопасной работе с памятью. Основывается на строгих математических принципах. Для доказательства используется логика разделения (separation logic). Это современный математический формализм. Анализ в INFER эквивалентен генерации математического доказательства.</text:p>
      <text:p text:style-name="P6">Традиционные анализаторы работают сверху вниз, начиная с точки входа в программу (например, функции main) <text:s/>и распространяя вниз граф вызовов. INFER выполняет анализ в обратном направлении, начиная с процедур самого низкого уровня и продолжая работу вверх к вызывающим процедурам.</text:p>
      <text:p text:style-name="P5"><text:span text:style-name="T5">Цель при анализе каждой процедуры — доказательство безопасности памяти. </text:span><text:span text:style-name="T5">Обнаруженные ошибки можно рассматривать как побочный эффект этого процесса. Если процесс доказательства завершается успешно, INFER </text:span><text:bookmark text:name="result_box11"/><text:span text:style-name="T10">порождает так называемые пре- и пост-</text:span><text:span text:style-name="T10">условия для процедуры. По сути предусловия отражают то, что истинно в момент вызова, пост – истинно после возврата. Такие условия позволяют опираться на них вызывающим процедурам в их вычислениях.</text:span></text:p>
      <text:h text:style-name="Heading_20_3" text:outline-level="3">Green Hills Software DoubleCheck</text:h>
      <text:p text:style-name="P3">Ссылка:</text:p>
      <text:p text:style-name="P3"><text:a xlink:type="simple" xlink:href="http://www.ghs.com/products/doublecheck.html">http://www.ghs.com/products/doublecheck.html</text:a><text:span text:style-name="T1"> </text:span></text:p>
      <text:p text:style-name="P3">Отличительные особенности:</text:p>
      <text:p text:style-name="P6"><text:span text:style-name="T10">Коммерческий продукт. В отличие от большинства анализаторов, которые выпускаются как отдельные инструменты, </text:span><text:span text:style-name="T6">DoubleCheck </text:span><text:span text:style-name="T10">интегрированный статический анализатор, он интегрирован в </text:span><text:span text:style-name="T6">C/C++</text:span><text:span text:style-name="T10">-компилятор</text:span><text:span text:style-name="T6"> </text:span><text:span text:style-name="T10">от одноименной компании. Обнаруживает различные дефекты (работа с указателями и т. д.). «Понимает» поведение различных библиотечных функций времени исполнения, анализатор использует эту информацию для выявления ошибок в коде который вызывает эти функции или использует результаты их вызова.</text:span></text:p>
      <text:p text:style-name="P12">Результат работы помимо интеграции с процессом сборки может быть представлен в виде набора веб-страниц, которые в дальнейшем могут быть развернуты на сервере.</text:p>
      <text:h text:style-name="Heading_20_2" text:outline-level="2">Многоязыковые </text:h>
      <text:h text:style-name="Heading_20_3" text:outline-level="3">Moose</text:h>
      <text:p text:style-name="P3">Ссылка:</text:p>
      <text:p text:style-name="Text_20_body"><text:soft-page-break/><text:a xlink:type="simple" xlink:href="http://www.moosetechnology.org/">http://www.moosetechnology.org/</text:a> </text:p>
      <text:p text:style-name="P3">Особенности реализации:</text:p>
      <text:p text:style-name="P2">Исходные данные для Moose могут иметь различную форму и относится к разным языкам программирования – это может быть система написанная на Java или набор конфигурационных файлов в формате XML и т.д. Такие данные загружаются в Moose посредством утилит импорта (importers). Единожды импортированные данные сохраняются в моделях. На базе этих моделей могут выполняться различные виды анализа. Среди различных доступных типов анализа имеются метрики, алгоритмы на графах, обнаружение дублирования и т.д. Ключевой особенностью является то, что результаты полученные после выполнения конкретного типа анализа подаются обратно в модель и доступны для дальнейшего анализа. Это обеспечивает возможность итеративного процесса анализа, в котором анализ строится и уточняется постепенно. Moose не просто утилита, а целая платформа, что позволяет создавать свои собственные инструменты. Имеется возможность создания новых утилит импорта данных и обрабатываемых моделей данных, а также алгоритмов и инструментов анализа.</text:p>
      <text:p text:style-name="P2">В контексте Moose был разработан ряд моделей для анализа программного обеспечения – FAMIX, Dynamix, Hismo, MSE, FM3. FAMIX является независящей от языка программирования моделью, является унифицированной формой представления множества объектно-ориентированных и процедурных языков. Следует отметить что модель появилась р<text:span text:style-name="T22">аньше, чем спецификация </text:span>UML. <text:s/>Модель достаточно сложна, включает множество объектов и отношений между ними. Объекты обладают иерархией, более подробно с ней и другими <text:s/>деталями реализации Moose <text:s/>можно познакомиться в книге, доступной на сайте проекта. Основной контейнер для моделей данных Moose - это MSE, он представляет общий файловый формат для описания любых моделей. Он похож на XML, отличие заключается в том, что вместо использования подробных тегов используются круглые скобки для обозначения начала и конца элемента. Также Moose поставляется со встроенной утилитой импорта кода Smalltalk, имеются дополнительные (внешние по отношению к Moose) <text:s/>утилиты импорта для Java, C/C++.</text:p>
      <text:h text:style-name="Heading_20_3" text:outline-level="3">Yasca</text:h>
      <text:p text:style-name="P3">Ссылка:</text:p>
      <text:p text:style-name="Text_20_body"><text:a xlink:type="simple" xlink:href="http://www.scovetta.com/yasca.html">http://www.scovetta.com/yasca.html</text:a> </text:p>
      <text:p text:style-name="P3">Краткое описание:</text:p>
      <text:p text:style-name="P2"><text:soft-page-break/>Распространяется как с собственными анализаторами, так и со встроенными <text:s/>open-source инструментами (например, JLint, antiC, Lint4J, FindBugs и PMD).</text:p>
      <text:p text:style-name="P3">Отличительные особенности:</text:p>
      <text:p text:style-name="P2">Ориентирована на устранение уязвимостей, анализ на основе регулярных выражений. Имеется 2 доступных фронт-энда — интерфейс командной строки и графический интерфейс пользователя.</text:p>
      <text:p text:style-name="P3">Особенности реализации:</text:p>
      <text:p text:style-name="P2">Yasca распространяется как легковесное, не требующее установки приложение. Большинство компонентов написаны для работы с включенным дистрибутивом PHP 2.5.2. Выходные данные инструмента Yasca создает специфичный составитель отчетов, на данный момент они доступны для rich HTML, XML и CSV.</text:p>
      <text:p text:style-name="P4">Вывод:</text:p>
      <text:p text:style-name="P2">В первую очередь это инструмент аггрегации — то есть утилита объединяющая «в одном флаконе» различные инструменты анализа исходных текстов и формирующая единый результат на их основе.<text:span text:style-name="T6"> </text:span><text:span text:style-name="T10">О каких-либо концептуальных новшествах разработчиками не заявлено.</text:span></text:p>
      <text:h text:style-name="Heading_20_3" text:outline-level="3"><text:bookmark-start text:name="__DdeLink__424_479374346"/>Sonar</text:h>
      <text:p text:style-name="P3">Ссылка:</text:p>
      <text:p text:style-name="Text_20_body"><text:a xlink:type="simple" xlink:href="http://www.sonarsource.org/">http://www.sonarsource.org/</text:a></text:p>
      <text:p text:style-name="P3">Отличительные особенности:</text:p>
      <text:p text:style-name="P5"><text:span text:style-name="T1">Является веб-приложением. Имеет архитектуру пригодную для расширения на основе </text:span><text:span text:style-name="T1">плагинов. На данный момент доступно более 30 плагинов. Среди них плагины для </text:span><text:span text:style-name="T1">вычисления различных метрик, оценки индекса качества кода (различные плагины), </text:span><text:span text:style-name="T1">различных языков анализируемых проектов, <text:s/>разных форматов выходных данных (например, PDF), а также интеграции с различными инструментами (например, Eclipse). Sonar позволяет отображать </text:span><text:span text:style-name="T1">множество различных метрик по коду конкретного проекта, нарушения правил заданных для проекта по всему коду. В Sonar встроено 3 движка для проверки правил для </text:span><text:span text:style-name="T1">Java – </text:span><text:bookmark text:name="Codingrulesplugins-Checkstyle"/>Checkstyle, PMD, Findbugs. Другие движки проверки правил могут быть реализованы в качестве плагинов, например, существует плагин для C-правил. Имеется поддержка методологии SQALE (в виде плагина).</text:p>
      <text:p text:style-name="P2">Имеется встроенная поддержка для Java. Также доступны коммерческие плагины и <text:soft-page-break/>плагины <text:s/>с открытым кодом для поддержки <text:s/>C, C#, Flex, Natural, PHP, PL/SQL, Cobol и Visual Basic 6.<text:bookmark-end text:name="__DdeLink__424_479374346"/></text:p>
      <text:h text:style-name="Heading_20_3" text:outline-level="3">Bauhaus project</text:h>
      <text:p text:style-name="P3">Ссылка:</text:p>
      <text:p text:style-name="Text_20_body"><text:a xlink:type="simple" xlink:href="http://www.bauhaus-stuttgart.de/bauhaus/index-english.html">http://www.bauhaus-stuttgart.de/bauhaus/index-english.html</text:a> </text:p>
      <text:p text:style-name="P3">Отличительные особенности:</text:p>
      <text:p text:style-name="P5"><text:span text:style-name="T1">Бесплатная лицензия для академического использования. Поддерживаются языки </text:span>Ada, C, C++, C#, и Java.</text:p>
      <text:p text:style-name="P1">Цели проекта:</text:p>
      <text:list xml:id="list2053307711" text:style-name="L8">
        <text:list-item>
          <text:p text:style-name="P24"><text:bookmark text:name="result_box"/>средства для описания архитектуры программного обеспечения;</text:p>
        </text:list-item>
        <text:list-item>
          <text:p text:style-name="P24"><text:bookmark text:name="result_box1"/>создание различных представлений архитектуры унаследованных систем;</text:p>
        </text:list-item>
        <text:list-item>
          <text:p text:style-name="P24">идентификация повторного использования компонентов;</text:p>
        </text:list-item>
        <text:list-item>
          <text:p text:style-name="P24">оценка влияния изменения.</text:p>
        </text:list-item>
      </text:list>
      <text:p text:style-name="P3">Особенности реализации:</text:p>
      <text:p text:style-name="P2">В Bauhaus имеются два отдельных представления программы: на основе InterMediate Language (IML) , Resource flow graphs (RFG) . Различные способы анализа основываются на одном из этих представлений.</text:p>
      <text:h text:style-name="Heading_20_3" text:outline-level="3">Coverity <text:s/><text:span text:style-name="T22">язык анализируемых текстов??</text:span></text:h>
      <text:p text:style-name="P3">Ссылка:</text:p>
      <text:p text:style-name="Text_20_body"><text:a xlink:type="simple" xlink:href="http://coverity.com/">http://coverity.com/</text:a> </text:p>
      <text:p text:style-name="P3">Отличительные особенности:</text:p>
      <text:p text:style-name="P2">Коммерческий проект с закрытым кодом. Имеется публичный доступ для анализа open-source проектов (после прохождения регистрации).</text:p>
      <text:p text:style-name="P1">Примеры обнаруживаемых дефектов:</text:p>
      <text:list xml:id="list319891249" text:style-name="L9">
        <text:list-item>
          <text:p text:style-name="P33">утечки ресурсов;</text:p>
        </text:list-item>
        <text:list-item>
          <text:p text:style-name="P33">ссылки на указатели, которые могут быть NULL;</text:p>
        </text:list-item>
        <text:list-item>
          <text:p text:style-name="P33">ссылки на указатели, которые гарантированно будут NULL;</text:p>
        </text:list-item>
        <text:list-item>
          <text:p text:style-name="P31">использование неинициализированных данных, выход за границы массивов, небезопасное использование данных со знаком, использование освобожденных ресурсов;</text:p>
        </text:list-item>
      </text:list>
      <text:h text:style-name="Heading_20_3" text:outline-level="3"><text:soft-page-break/>JustCode</text:h>
      <text:p text:style-name="P3">Ссылка:</text:p>
      <text:p text:style-name="Text_20_body"><text:a xlink:type="simple" xlink:href="http://www.telerik.com/products/justcode.aspx">http://www.telerik.com/products/justcode.aspx</text:a> </text:p>
      <text:p text:style-name="P3">Отличительные особенности:</text:p>
      <text:p text:style-name="P2">Плагин для Microsoft Visual Studio. Поддерживает C#, Visual Basic .NET, ASP.NET, XAML, JavaScript, HTML.</text:p>
      <text:p text:style-name="P1">Особенности:</text:p>
      <text:list xml:id="list1198787688" text:style-name="L10">
        <text:list-item>
          <text:p text:style-name="P34">Анализ кода «на лету»;</text:p>
        </text:list-item>
        <text:list-item>
          <text:p text:style-name="P34">Навигация и поиск по исходному коду;</text:p>
        </text:list-item>
        <text:list-item>
          <text:p text:style-name="P34">Генерация кода;</text:p>
        </text:list-item>
        <text:list-item>
          <text:p text:style-name="P34">Форматирование кода;</text:p>
        </text:list-item>
        <text:list-item>
          <text:p text:style-name="P34">Рефакторинг, шаблоны кода.</text:p>
        </text:list-item>
      </text:list>
      <text:h text:style-name="Heading_20_3" text:outline-level="3">MALPAS <text:s/><text:span text:style-name="T22"><text:s/></text:span><text:span text:style-name="T23">Ada, C, Pascal, ассемблер</text:span></text:h>
      <text:p text:style-name="P3">Ссылка:</text:p>
      <text:p text:style-name="Text_20_body"><text:a xlink:type="simple" xlink:href="http://www.scsc.org.uk/directory_e47.html?opt=tdisp">http://www.scsc.org.uk/directory_e47.html?opt=tdisp</text:a> </text:p>
      <text:p text:style-name="P3">Отличительные особенности:</text:p>
      <text:p text:style-name="P5"><text:span text:style-name="T1">Коммерческий продукт. Предоставляет средства исследования и доказательства </text:span><text:span text:style-name="T1">корректности программных продуктов. Инструмент использует ориентированные графы и регулярную алгебру для представления анализируемой программы. </text:span><text:span text:style-name="T11">Используя </text:span><text:span text:style-name="T7">MALPAS </text:span><text:bookmark text:name="result_box2"/><text:span text:style-name="T10">аналитик может описать структуру программы, классифицировать использование <text:s/>данных и </text:span><text:span text:style-name="T10">предоставить информацию о связи между входными и выходными данными. Он также </text:span><text:span text:style-name="T10">поддерживает формальное доказательство того, что код отвечает его спецификации. </text:span></text:p>
      <text:p text:style-name="P3">Особенности реализации:</text:p>
      <text:p text:style-name="P5"><text:span text:style-name="T11">Набор инструментов </text:span><text:span text:style-name="T7">MALPAS</text:span><text:span text:style-name="T11"> состоит из пяти специальных инструментов анализа, </text:span><text:span text:style-name="T11">которые касаются различных свойств программы. Входные данные для анализаторов должны быть представлены в форме MALPAS Intermediate Language (IL); это может быть выполнено вручную и получено на основе средств автоматической трансляции из оригинального исходного кода. Имеются автоматические трансляторы для языков программирования высокого уровня, таких как Ada, C и Pascal, а также языков ассемблера, таких как <text:s/>Intel 80*86, PowerPC and 68000. Текст на языке </text:span><text:span text:style-name="T7">IL </text:span><text:span text:style-name="T11">вводится в </text:span><text:span text:style-name="T7">MAPLAS </text:span><text:span text:style-name="T11">посредством "IL Reader", </text:span><text:bookmark text:name="result_box3"/><text:span text:style-name="T11">которая </text:span><text:soft-page-break/><text:span text:style-name="T11">строит направленный граф и связанные с ними семантику для анализируемой программы. Граф уменьшен на основании ряда техник сокращения графов.</text:span></text:p>
      <text:p text:style-name="P10">Анализаторы:</text:p>
      <text:list xml:id="list1805709898" text:style-name="L11">
        <text:list-item>
          <text:p text:style-name="P40">Анализатор потока управления (Control Flow Analyser). Исследует структуру программы, определяя ключевые особенности: точки входа и выхода, зацикливания, ветви и недостижимый код. Создает общий отчет, уделяющий внимание нежелательным конструкциям и сложности программной структуры. </text:p>
        </text:list-item>
        <text:list-item>
          <text:p text:style-name="P43">Анализатор использования данных (Data Use Analyser). Разделяет переменные и параметры, используемые программой на различные классы в зависимости от их использования (например, данные которые считываются до записи,записываемые без чтения, данные, которые записываются дважды без промежуточного чтения ). Отчет может определить такие ошибки как неинициализированные данные и отсутствие формирование выходных значений функции на всех ветвях ее выполнения.</text:p>
        </text:list-item>
        <text:list-item>
          <text:p text:style-name="P38"><text:span text:style-name="T12">Анализатор потока информации (Information Flow Analyser). Определяются данные и зависимости от ветвей выполнения для каждой выходной переменной или параметра. </text:span><text:bookmark text:name="result_box4"/><text:span text:style-name="T12">Нежелательные или неожиданные зависимости могут быть раскрыты для всех путей исполнения кода. </text:span><text:bookmark text:name="result_box5"/><text:span text:style-name="T12">Также представлена информация о неиспользуемых переменных и избыточных выражениях. </text:span></text:p>
        </text:list-item>
        <text:list-item>
          <text:p text:style-name="P40">Семантический анализатор (Semantic Analyser), также известный как символическое выполнение. Показывает точную функциональную связь между всеми входами и выходами на всех семантически возможных путях выполнения. </text:p>
        </text:list-item>
        <text:list-item>
          <text:p text:style-name="P40"><text:span text:style-name="T12">Анализатор сравнения (Compliance Analyser).</text:span><text:bookmark text:name="result_box6"/><text:span text:style-name="T12"> Сравнивает математическое поведение </text:span><text:span text:style-name="T12">кода с его формальной IL -спецификацией, детализируя различия между ними. </text:span><text:span text:style-name="T12">Спецификация IL записывается в виде пред- и постусловия, а также дополнительные </text:span><text:span text:style-name="T12">утверждения по коду (code assertions). Может быть использован для получения очень </text:span><text:span text:style-name="T12">высокого уровня доверия к функциональной корректности кода в соответствии с его </text:span><text:span text:style-name="T12">спецификацией.</text:span></text:p>
        </text:list-item>
      </text:list>
      <text:h text:style-name="Heading_20_3" text:outline-level="3">ResourceMiner <text:s/><text:span text:style-name="T22">язык исходных текстов?</text:span></text:h>
      <text:p text:style-name="P3">Ссылка:</text:p>
      <text:p text:style-name="Text_20_body"><text:a xlink:type="simple" xlink:href="http://www.resourceminer.nu/">http://www.resourceminer.nu/</text:a> </text:p>
      <text:p text:style-name="P13">Отличительные особенности:</text:p>
      <text:p text:style-name="P12"><text:soft-page-break/>Коммерческий продукт. ResourceMiner является инструментом анализа исходного кода, нацеленным на повышение производительности разработки и поддержки программного обеспечения. Он поддерживает в процесс, в котором анализ исходного кода и решения по изменениям отделены от непосредственно внесения изменений в исходный код. Исходный код загружается (преобразуется) в базы данных ResourceMiner с использованием различных расширений описания языков. ResourceMiner имеет поддержку нескольких языков и программных сред, новые расширения описаний языков разрабатываются постоянно и по требованию закакзчиков.</text:p>
      <text:p text:style-name="Text_20_body"><text:span text:style-name="T16">Пакеты инструмента:</text:span><text:span text:style-name="T12"> </text:span></text:p>
      <text:list xml:id="list1598648979" text:style-name="L12">
        <text:list-item>
          <text:p text:style-name="P44">Understand. Содержит базу данных, функциональность загрузки, формы «Запрос» и «Вид». </text:p>
        </text:list-item>
        <text:list-item>
          <text:p text:style-name="P44">Develop. Содержит функциональность составления рабочих списков и бизнес-аналитики.</text:p>
        </text:list-item>
        <text:list-item>
          <text:p text:style-name="P48">Document. Интеграция с Visio для составления диаграмм.</text:p>
        </text:list-item>
        <text:list-item>
          <text:p text:style-name="P48">Refactor. Рефакторинг.</text:p>
        </text:list-item>
      </text:list>
      <text:h text:style-name="Heading_20_3" text:outline-level="3"><text:bookmark text:name="firstHeading"/>DMS Software Reengineering Toolkit</text:h>
      <text:p text:style-name="P3">Ссылка:</text:p>
      <text:p text:style-name="Text_20_body"><text:s/><text:a xlink:type="simple" xlink:href="http://www.semanticdesigns.com/Products/DMS/DMSToolkit.html">http://www.semanticdesigns.com/Products/DMS/DMSToolkit.html</text:a> </text:p>
      <text:p text:style-name="P13">Отличительные особенности:</text:p>
      <text:p text:style-name="P12">Коммерческий продукт. Исходные языки, которые могут быть подвергнуты анализу, могут быть весьма разнообразны – поддерживаются любые формальные нотации, включая языки программирования, разметки, языки описания оборудования и т.д. В самом простом виде DMS можно представить как чрезвычайно обобщенный компилятор, имеющий парсер, семантический анализатор, движок преобразования программ (для выполнения генерации кода и оптимизации) и компонентов форматирования окончательного результата (генерирующих исходный, а не бинарный код). Важной особенностью является все компоненты DMS могут быть настроены в весьма широких пределах Это значит что можно изменить входной язык, способ анализа, преобразования и формирования результата в произвольных направлениях.</text:p>
      <text:p text:style-name="P11">Возможности:</text:p>
      <text:list xml:id="list1134663946" text:style-name="L13">
        <text:list-item>
          <text:p text:style-name="P25"><text:bookmark text:name="result_box10"/>Автоматическое построение абстрактных синтаксических деревьев(AST).</text:p>
        </text:list-item>
        <text:list-item>
          <text:p text:style-name="P45"><text:soft-page-break/>Генерация «pretty-printer», позволяющих преобразовать AST обратно в правильно отформатированный код, поддерживается преобразование в HTML, XML, имеется возможность выполнять запутывание исходного кода.</text:p>
        </text:list-item>
      </text:list>
      <text:h text:style-name="Heading_20_3" text:outline-level="3">SofCheck Inspector <text:s text:c="3"/><text:span text:style-name="T24">Java и Ada</text:span></text:h>
      <text:p text:style-name="P3">Ссылка:</text:p>
      <text:p text:style-name="Text_20_body"><text:a xlink:type="simple" xlink:href="http://www.sofcheck.com/">http://www.sofcheck.com/</text:a> </text:p>
      <text:p text:style-name="P13">Отличительные особенности:</text:p>
      <text:p text:style-name="P12">Коммерческий продукт. Поддерживает языки Java и Ada. Использует статические методы распространения потоков управления и данных и множества возможных значений переменных для определения местоположения ошибок времени исполнения. Инструмент рассматривает все возможные комбинации на всех возможных путях исполнения в коде. Инструмента автоматически генерирует и пригодные для машинной обработки, и – для изучения человеком спецификации предусловий и постусловий для компонентов, входов, выходов и операций динамического выделения памяти, которые отображаются в соответствии с исходным кодом, что помогает сразу определить причину дефекта. Поддерживается определение состояний гонок в многопоточных приложениях. Также поддерживается ведение базы данных ошибок для отслеживания тенденций в жизненном цикле программного обеспечения.</text:p>
      <text:h text:style-name="P61" text:outline-level="3">KlocWork Insight</text:h>
      <text:p text:style-name="P3">Ссылка:</text:p>
      <text:p text:style-name="Text_20_body"><text:a xlink:type="simple" xlink:href="http://www.klocwork.com/products/insight/index-v2.php">http://www.klocwork.com/products/insight/index-v2.php</text:a> </text:p>
      <text:p text:style-name="P13">Отличительные особенности:</text:p>
      <text:p text:style-name="P11">Коммерческий продукт.</text:p>
      <text:h text:style-name="Heading_20_3" text:outline-level="3">IBM Rational Software Analyzer <text:s/><text:span text:style-name="T22"><text:s/>назначение ???? </text:span><text:span text:style-name="T24">проприетарная</text:span></text:h>
      <text:p text:style-name="P3">Ссылка:</text:p>
      <text:p text:style-name="P1"><text:a xlink:type="simple" xlink:href="http://www-01.ibm.com/software/awdtools/swanalyzer/">http://www-01.ibm.com/software/awdtools/swanalyzer/</text:a> </text:p>
      <text:p text:style-name="P1"><text:a xlink:type="simple" xlink:href="http://www.ibm.com/developerworks/rational/library/08/0429_gutz1/index.html">http://www.ibm.com/developerworks/rational/library/08/0429_gutz1/index.html</text:a> </text:p>
      <text:p text:style-name="P13">Отличительные особенности:</text:p>
      <text:p text:style-name="P5"><text:span text:style-name="T12">Коммерческий продукт. Поддерживаются </text:span>Java, C, C++. Основное внимание в документации сконцентрировано на Java. Интегрирован с Eclipse, Rational Software Architect <text:soft-page-break/>и Rational Application Developer workbench, также доступен интерфейс командной строки и имеется задача ANT для интеграции с существующими системами сборки. Результаты анализа (отчеты) могут быть проэкспортированы в различные форматы, такие как HTML и PDF. Имеются средства для интеграции собственных средств анализа.</text:p>
      <text:p text:style-name="Text_20_body">Включает в себя богатый набор правил анализа. Набор включает более 550 правил для Java, более 130 для C/C++ и более 40 правил для вычисления метрик ПО на Java. </text:p>
      <text:h text:style-name="Heading_20_3" text:outline-level="3">Compass/ROSE <text:span text:style-name="T22"><text:s text:c="2"/></text:span><text:span text:style-name="T24">Утилита проверки исходного кода, проприетарная</text:span></text:h>
      <text:p text:style-name="P3">Ссылка:</text:p>
      <text:p text:style-name="P1"><text:a xlink:type="simple" xlink:href="http://www.rosecompiler.org/">http://www.rosecompiler.org/</text:a> </text:p>
      <text:p text:style-name="P13">Отличительные особенности:</text:p>
      <text:p text:style-name="P12">Утилита проверки исходного кода, основана на инфраструктуре ROSE и демонстрирует использование ROSE для построения большого числа простых утилит детектирования шаблонов (pattern detectors ) для анализа исходных кодов C, C++ и Fortran . Compass распространяется как часть проекта ROSE, демонстрируя одну из множества возможных утилит, построенных на основе инфраструктуры ROSE.</text:p>
      <text:p text:style-name="P12">Compass имеет интерфейс командной строки, сходный с интерфейсом типичного компилятора. Выходные данные могут быть сгенерированы в нескольких форматах, по умолчанию это ASCII-текстовый вывод с сообщениями о нарушении правил с позицией в исходном коде в формате GNU standard source code position format Эта форма может быть использована для взаимодействия с внешними инструментами (например, Emacs, Vim 7) для предоставления альтернативных интерфейсов к Compass. Имеется CompassGUI для обзора вывода Compass и его интерактивного перезапуска. Утилита пост-обработки ToolGear позволяет формировать XML-вывод. </text:p>
      <text:p text:style-name="P13">Особенности реализации:</text:p>
      <text:p text:style-name="P5"><text:span text:style-name="T12">Базируется на компиляторе ROSE. Компилятор имеет богатую документационную базу. Это open source-инфраструктура компилятора для преобразований программ «исходный код – исходный код» и инструменты анализа для крупномасштабных </text:span>Fortran 77/95/2003-, C-, C++-, OpenMP- и UPC-приложений<text:span text:style-name="T12">.</text:span></text:p>
      <text:p text:style-name="P6"><text:bookmark text:name="result_box7"/>ROSE может быть применен для построения пользовательских инструментов для статического анализа, оптимизации программ, произвольного преобразования программы, предметно-ориентированных оптимизаций, комплексных оптимизаций циклов, анализа производительности и безопасности.</text:p>
      <text:p text:style-name="P5"><text:soft-page-break/><text:span text:style-name="T5">Как и другие инфраструктуры компиляторов, ROSE состоит из фронт-эндов(front-ends), мид-энда(midend) и бэк-эндов(backends), но отличительной особенностью является то, что </text:span><text:span text:style-name="T5">бэк-энды ROSE генерируют исходный код. Промежуточное представление (intermediate </text:span><text:span text:style-name="T5">representation – IR) используемое в ROSE, является высокоуровневым, с его помощью строятся абстрактные синтаксические деревья (AST), подходящие для преобразований </text:span><text:span text:style-name="T12">«исходный код – исходный код» (ROSE не теряет какой-либо информации о структуре исходного кода). Мид-энд включает в себя набор инструментов анализа и оптимизации. </text:span><text:span text:style-name="T12">Фронт-энд Edison Design Group (EDG) используется для парсинга C и C++ приложений. Хотя код и интерфейсы EDG защищены, они могут свободно распространяться в бинарном виде. Языковая поддержка для Fortran 2003 и более ранних версий (в том числе Fortran 90/95, F77, F66 и Fortran 4) основаны на Open Fortran Parser (OFP), разработанный в Los Alamos National Laboratory. ROSE преобразует промежуточные представления (IR) полученные от фронт-</text:span><text:span text:style-name="T12">эндов в AST.</text:span></text:p>
      <text:p text:style-name="P5"><text:span text:style-name="T12">Разработанные для ROSE программы анализа и преобразований исходного кода доступны для использования пользователями на основе вызова простых функций. Среди доступных средств анализа имеются </text:span><text:span text:style-name="T26">анализ графа вызовов, потока управления, потока данных (жизненный цикл переменных, цепочки «вызов-использование», доступность объявления, анализ alias и т.д.), анализ иерархии классов, анализ зависимости по данным, анализ системных зависимостей, анализ MPI-паттернов взаимодействия</text:span><text:span text:style-name="T12">. Оптимизации и преобразование представлены частичным устранением избыточности (partial redundancy </text:span><text:span text:style-name="T12">elimination), сложением констант (constant folding), встраивание (inlining), выделение (outlining — выделение части кода в функцию), понижение директив OpenMP, автоматическое распараллеливание и преобразование циклов (оптимизатор циклов поддерживает агрессивные оптимизации, <text:s/>такие как </text:span><text:bookmark text:name="result_box8"/><text:span text:style-name="T12">слияние (fusion), деление (fission), обмен (interchange), развертывание (unrolling) и блокировка).</text:span></text:p>
      <text:p text:style-name="P5"><text:span text:style-name="T12">ROSE выпущен под BSD-подобной лицензией. </text:span><text:bookmark text:name="result_box9"/><text:span text:style-name="T12">Он привлек более трех десятков групп </text:span><text:span text:style-name="T12">пользователей по всему миру для различных исследований, разработок и в образовательных </text:span><text:span text:style-name="T12">целях. Например, внутренние пользователи в Ливерморской национальной лаборатории используют его для оптимизации структуры данных абстракций и компонентов. Сторонние пользователи из других национальных лабораторий и университетов уже используют ROSE </text:span><text:span text:style-name="T12">для инструментов работы с кодом, статического анализа, систем формального переписывания (formal rewrite systems), </text:span><text:span text:style-name="T18">эмпирической настройки(empirical tuning</text:span><text:span text:style-name="T18"><office:annotation><dc:creator>Evgeny Startsev</dc:creator><dc:date>2011-12-26T14:03:39</dc:date><text:p text:style-name="P64"><text:span text:style-name="T30">Возможно заслуживает отдельного описания, есть статья на сайте ROSE <text:s/>с примерами</text:span></text:p></office:annotation></text:span><text:span text:style-name="T18">)</text:span><text:span text:style-name="T12">, MPI-верификации и т.д. Кроме того, <text:s/>он в настоящее время используется в пяти университетах для преподавания и в семи компаниях для поддержки развития коммерческих продуктов.</text:span></text:p>
      <text:p text:style-name="P11"><text:soft-page-break/>Проект и документация активно развивается — последние изменения в декабре 2011.</text:p>
      <text:h text:style-name="Heading_20_3" text:outline-level="3">BugScout</text:h>
      <text:p text:style-name="P3">Ссылка:</text:p>
      <text:p text:style-name="P1"><text:a xlink:type="simple" xlink:href="http://buguroo.com/productos/bugscout/">http://buguroo.com/productos/bugscout/</text:a> </text:p>
      <text:p text:style-name="P13">Отличительные особенности:</text:p>
      <text:p text:style-name="P12">Коммерческий продукт. Аудит и управление безопасностью веб-приложений. Поддерживаемые языки – Java, PHP, ASP и C#. </text:p>
      <text:list xml:id="list701389916" text:style-name="L14">
        <text:list-item>
          <text:p text:style-name="P41"><text:span text:style-name="T12">По заявлениям разработчиков автоматически обнаруживает более </text:span><text:span text:style-name="Strong_20_Emphasis"><text:span text:style-name="T13">94%</text:span></text:span><text:span text:style-name="T12"> уязвимостей, которые можно найти в исходном коде, что делает его самым мощным решением в области (при 60% у конкурентных решений). </text:span></text:p>
        </text:list-item>
        <text:list-item>
          <text:p text:style-name="P46">Работает в децентрализованой среде «cloud computing», что дает возможности неограниченной масштабируемости.</text:p>
        </text:list-item>
      </text:list>
      <text:h text:style-name="Heading_20_3" text:outline-level="3">ChecKing <text:s text:c="3"/><text:span text:style-name="T22">??????????????</text:span></text:h>
      <text:p text:style-name="P3">Ссылка:</text:p>
      <text:p text:style-name="P1"><text:a xlink:type="simple" xlink:href="http://www.optimyth.com/en/products/pro-checking-qa">http://www.optimyth.com/en/products/pro-checking-qa</text:a> </text:p>
      <text:p text:style-name="P13">Отличительные особенности:</text:p>
      <text:p text:style-name="P11">Коммерческий продукт. </text:p>
      <text:h text:style-name="Heading_20_3" text:outline-level="3">Black Duck Suite <text:span text:style-name="T22">?????????????</text:span></text:h>
      <text:p text:style-name="P3">Ссылка:</text:p>
      <text:p text:style-name="P1"><text:a xlink:type="simple" xlink:href="http://www.blackducksoftware.com/black-duck-suite">http://www.blackducksoftware.com/black-duck-suite</text:a> </text:p>
      <text:p text:style-name="P13">Отличительные особенности:</text:p>
      <text:p text:style-name="P12">Коммерческий продукт. Позволяет управлять проектами включающими множество компонентов ПО (в том числе от третьих сторон, open source). Какой-либо другой информации в открытом доступе найти не удалось.</text:p>
      <text:h text:style-name="Heading_20_3" text:outline-level="3">LDRA Testbed </text:h>
      <text:p text:style-name="P3">Ссылка:</text:p>
      <text:p text:style-name="P1"><text:a xlink:type="simple" xlink:href="http://www.ldra.com/testbed.asp">http://www.ldra.com/testbed.asp</text:a> </text:p>
      <text:p text:style-name="P13">Отличительные особенности:</text:p>
      <text:p text:style-name="P12"><text:soft-page-break/>Коммерческий продукт. Поддерживаемые языки – C, C++, Java, <text:s/>Ada83, <text:s/>Ada95, <text:s/>ассемблеры Intel, ассемблеры Freescale, ассемблеры Texas Instruments. Утилита основана на сочетании методов статического и динамического анализа исходного кода. Предоставляемые результаты статического анализа:</text:p>
      <text:list xml:id="list771905104" text:style-name="L15">
        <text:list-item>
          <text:p text:style-name="P47">Проверка на соответствие программным стандартам. Проверяемые стандарты настраиваются пользователем.</text:p>
        </text:list-item>
        <text:list-item>
          <text:p text:style-name="P47">Проверка структурного программирования. Отчеты о том правильно ли структурирован исходный код. </text:p>
        </text:list-item>
        <text:list-item>
          <text:p text:style-name="P51"><text:span text:style-name="T5">Построение метрики сложности. Отчеты по ряду метрик сложности, таких как: </text:span><text:span text:style-name="T5">цикломатическая сложность, узлы </text:span><text:span text:style-name="T8">(knots),</text:span><text:span text:style-name="T5"> существенная (</text:span><text:span text:style-name="T8">essential</text:span><text:span text:style-name="T5">) цикломатическая сложность, существенные узлы </text:span><text:span text:style-name="T8">(essential knots) </text:span><text:span text:style-name="T5">и др.</text:span><text:span text:style-name="T8"> </text:span></text:p>
        </text:list-item>
        <text:list-item>
          <text:p text:style-name="P47">Полный отчет о перекрестных ссылках. Изучение и создание отчета об использовании локальных и глобальных переменных внутри и между процедурами и файлами.</text:p>
        </text:list-item>
        <text:list-item>
          <text:p text:style-name="P49">Отчет о недостижимом коде. Определяет области избыточного кода.</text:p>
        </text:list-item>
        <text:list-item>
          <text:p text:style-name="P47"><text:span text:style-name="T25">Статический анализ потока данных</text:span>. Исследует переменные в исходном коде и сообщает о любых аномалиях использования.</text:p>
        </text:list-item>
        <text:list-item>
          <text:p text:style-name="P47"><text:span text:style-name="T25">Анализ информационных потоков</text:span>. Анализирует взаимозависимости между переменными для всех возможных путей через код.</text:p>
        </text:list-item>
        <text:list-item>
          <text:p text:style-name="P49">Анализ циклов. Отчет о структуре вложенности и глубине вложенности в коде.</text:p>
        </text:list-item>
        <text:list-item>
          <text:p text:style-name="P47"><text:span text:style-name="T25">Анализ рекурсивных процедур???</text:span>. Весь приведенный выше анализ выполняется проводится индивидуально и на множестве взаимно рекурсивных процедур.</text:p>
        </text:list-item>
        <text:list-item>
          <text:p text:style-name="P47"><text:span text:style-name="T25">Анализ интерфейсов процедур</text:span>. Интерфейс для каждой процедуры проверяется на наличие дефектов и недостатков. Затем интерфейсы проецируются через г<text:span text:style-name="T25">раф вызовов системы</text:span> для выделения дефектов интеграции.</text:p>
        </text:list-item>
      </text:list>
      <text:h text:style-name="Heading_20_3" text:outline-level="3">Parasoft </text:h>
      <text:p text:style-name="P3">Ссылка:</text:p>
      <text:p text:style-name="P1"><text:a xlink:type="simple" xlink:href="http://www.parasoft.com/jsp/capabilities/static_analysis.jsp?itemId=547">http://www.parasoft.com/jsp/capabilities/static_analysis.jsp?itemId=547</text:a> </text:p>
      <text:p text:style-name="P13">Отличительные особенности:</text:p>
      <text:p text:style-name="P5"><text:span text:style-name="T12">Коммерческий продукт. Поддерживаемые языки: С, С++, .NET-языки(C#,VB.NET, ASP.NET и др.), Java. Позволяет обнаруживать уязвимости в исходном коде. Поддерживается </text:span><text:soft-page-break/><text:span text:style-name="T12">проверка кода на соответствие задаваемой пользователем политике безопасности. Также </text:span><text:span text:style-name="T12">поддерживается ряд общих соглашений и шаблонов разработки, такие как: </text:span>MISRA, ISO 26262, Joint Strike Fighter и др. <text:s/>Также имеется поддержка стандартов разработки <text:span text:style-name="T20">«Управления по контролю за качеством пищевых продуктов и лекарственных </text:span><text:span text:style-name="T9">препаратов»(FDA)</text:span><text:span text:style-name="T20"> США</text:span><text:span text:style-name="T9">, </text:span><text:span text:style-name="T17">а также медицинских устройств, включая FDA General Principles of Software Validation, ANSI 62304, IEC &amp; SIL. </text:span></text:p>
      <text:h text:style-name="Heading_20_3" text:outline-level="3">P<text:span text:style-name="T6">olyspace</text:span></text:h>
      <text:p text:style-name="P3">Ссылка:</text:p>
      <text:p text:style-name="P1"><text:a xlink:type="simple" xlink:href="http://www.mathworks.com/products/polyspace/index.html">http://www.mathworks.com/products/polyspace/index.html</text:a> </text:p>
      <text:p text:style-name="P13">Отличительные особенности:</text:p>
      <text:p text:style-name="P12">Коммерческий продукт. Поддерживаются языки <text:span text:style-name="T6">C/C++ </text:span>и <text:span text:style-name="T6">Ada. </text:span>Позволяет определять ошибки времени исполнения. </text:p>
      <text:list xml:id="list1606027518" text:style-name="L16">
        <text:list-item>
          <text:p text:style-name="P50">Проверяет выполнение требований MISRA C®, MISRA-C++ или JSF++. </text:p>
        </text:list-item>
        <text:list-item>
          <text:p text:style-name="P50">Производит обзор кода с точки зрения метрик сложности (цикломатической и др.).</text:p>
        </text:list-item>
        <text:list-item>
          <text:p text:style-name="P50">Верификация на основе требований качества. </text:p>
        </text:list-item>
        <text:list-item>
          <text:p text:style-name="P50">Формальное доказательство наличия специфичных ошибок времени исполнения (<text:span text:style-name="T22">на </text:span><text:span text:style-name="T22">основе абстрактной интерпретации).</text:span></text:p>
        </text:list-item>
        <text:list-item>
          <text:p text:style-name="P50">Подготавливает код для возможной сертификации в соответствии с DO-178B, IEC 61508, и ISO 26262. </text:p>
        </text:list-item>
      </text:list>
      <text:h text:style-name="P62" text:outline-level="3">Syhunt Sandcat</text:h>
      <text:p text:style-name="P3">Ссылка:</text:p>
      <text:p text:style-name="P1"><text:a xlink:type="simple" xlink:href="http://www.syhunt.com/?n=Sandcat.Sandcat">http://www.syhunt.com/?n=Sandcat.Sandcat</text:a> </text:p>
      <text:p text:style-name="P13">Отличительные особенности:</text:p>
      <text:p text:style-name="P12">Коммерческий продукт. Инструмент анализа и тестирования безопасности веб-приложений. Поддерживает PHP, JSP, ASP.NET/Классический ASP. Помимо собственно анализа исходного кода может симулировать атаки на веб-сайты. Таким образом сочетает в себе модели «черного» и «белого» ящиков при тестировании.</text:p>
      <text:p text:style-name="P11">Предоставляет:</text:p>
      <text:list xml:id="list1223492437" text:style-name="L17">
        <text:list-item>
          <text:p text:style-name="P53">Более 460 типов проверок для удаленных веб-приложений;</text:p>
        </text:list-item>
        <text:list-item>
          <text:p text:style-name="P53"><text:soft-page-break/>Более 300 типов проверок исходного кода для различных типов атак.</text:p>
        </text:list-item>
      </text:list>
      <text:h text:style-name="P62" text:outline-level="3">Sotoarc</text:h>
      <text:p text:style-name="P3">Ссылка:</text:p>
      <text:p text:style-name="P1"><text:a xlink:type="simple" xlink:href="http://www.hello2morrow.com/products/sotoarc">http://www.hello2morrow.com/products/sotoarc</text:a> </text:p>
      <text:p text:style-name="P13">Отличительные особенности:</text:p>
      <text:p text:style-name="P18"><text:span text:style-name="T14">Коммерческий продукт. Поддерживается анализ для </text:span><text:span text:style-name="T21">ABAP/ABAPObjects, C/C++, C# и Java. </text:span><text:span text:style-name="T27">Создает графическую визуализацию статической структуры</text:span><text:span text:style-name="T21"> программных систем. Позволяет обнаруживать расхождения в реальной архитектуре системы в сравнении с ее описанием. Все нарушения визуализируются и могут быть прослежены вплоть до исходного кода. Предоставляет средства для создания моделей архитектур программных систем.</text:span></text:p>
      <text:p text:style-name="P19">Также Sotoarc может моделировать изменения в структуре программных систем и оценить возможные последствия таких изменений, что, например, может облегчить планирование комплексного рефакторинга.</text:p>
      <text:h text:style-name="P62" text:outline-level="3">Understand</text:h>
      <text:p text:style-name="P3">Ссылка:</text:p>
      <text:p text:style-name="P1"><text:a xlink:type="simple" xlink:href="http://www.scitools.com/">http://www.scitools.com/</text:a> </text:p>
      <text:p text:style-name="P13">Отличительные особенности:</text:p>
      <text:p text:style-name="P5"><text:span text:style-name="T12">Коммерческий продукт. <text:s/>Поддерживает </text:span><text:span text:style-name="T20">Ada, C, C++, Java, Fortran, Jovial, Delphi, VHDL, HTML, CSS, PHP и JavaScript. </text:span><text:span text:style-name="T17">Инструмент построения метрик (сложности, объема, объектно-ориентированные метрики), проверка на соответствие стандартам программиро-вания – Effective C++ (3rd Edition) Scott Meyers, </text:span><text:span text:style-name="T20">MISRA-C 2004, MISRA-C++ 2008, построение графов (более 20 видов, могут конфигурироваться пользователем), создание отчетов (файлы, объекты, классы и т.д.). <text:s/></text:span></text:p>
      <text:h text:style-name="P60" text:outline-level="2">Стандарты</text:h>
      <text:h text:style-name="Heading_20_3" text:outline-level="3">MISRA</text:h>
      <text:p text:style-name="P15">Ссылка: </text:p>
      <text:p text:style-name="P14"><text:a xlink:type="simple" xlink:href="http://ru.wikipedia.org/wiki/MISRA_C">http://ru.wikipedia.org/wiki/MISRA_C</text:a> </text:p>
      <text:p text:style-name="P15">Описание:</text:p>
      <text:p text:style-name="P20"><text:span text:style-name="T6">MISRA C </text:span><text:span text:style-name="T10">– это стандарт разработки программного обеспечения на языке Си, разработанный MISRA (Motor Industry Software Reliability Association). Цель стандарта — улучшить безопасность, переносимость и надежность программ для встраиваемых систем. Также существует набор похожих руководящих принципов для языка C++ под названием MISRA C ++. </text:span></text:p>
      <text:p text:style-name="P21">В настоящее время стандарты MISRA используются не только в автомобильной индустрии, но также и в аэрокосмической, телекоммуникационной, разработке медицинских устройств, военных проектах, и других.</text:p>
      <text:p text:style-name="P20"><text:span text:style-name="T10">Первая редакция стандарта MISRA C, «Guidelines for the use of the C language in vehicle based software», была опубликована в 1998 году, и часто называется </text:span><text:span text:style-name="T15">MISRA-C:1998</text:span><text:span text:style-name="T10">.</text:span><text:bookmark text:name="cite_ref-3"/><text:span text:style-name="T10"> </text:span></text:p>
      <text:p text:style-name="P20"><text:span text:style-name="T10">В 2004 была издана вторая редакция под названием «Guidelines for the use of the C language in critical systems» (</text:span><text:span text:style-name="T15">MISRA-C:2004</text:span><text:span text:style-name="T10">) со значительными изменениями, включая перенумерацию правил.</text:span></text:p>
      <text:p text:style-name="Text_20_body">Продолжается работа над следующей редакцией стандарта, адаптированной к <text:a xlink:type="simple" xlink:href="http://ru.wikipedia.org/wiki/C99"><text:span text:style-name="T19">С99</text:span></text:a>.</text:p>
      <text:p text:style-name="Text_20_body">Текст стандарта MISRA C доступен только за плату.</text:p>
      <text:p text:style-name="Text_20_body">В <text:span text:style-name="T2">MISRA-C:1998</text:span> перечислено 127 правил(93 обязательных и 34 рекомендательных).</text:p>
      <text:p text:style-name="P5">В <text:span text:style-name="T2">MISRA-C:2004</text:span> 141 правило (121 обязательное и 20 рекомендательных). Правила разделены на 21 категорию.</text:p>
      <text:p text:style-name="P5">Существует множество <text:span text:style-name="T10">программных</text:span> анализаторов, которые проверяют код на соответствие правилам «MISRA», однако процесса сертификации MISRA не существует.</text:p>
      <text:p text:style-name="P5">Большая часть правил может быть проверена при помощи утилит статического анализа кода, но часть из них требуют применения средств динамического анализа.</text:p>
      <text:p text:style-name="Text_20_body">Анализаторы, проверяющие соответствие MISRA:</text:p>
      <text:list xml:id="list1211414426" text:style-name="L18">
        <text:list-item>
          <text:p text:style-name="P54">LDRA <text:s text:c="4"/></text:p>
        </text:list-item>
        <text:list-item>
          <text:p text:style-name="P54"><text:soft-page-break/>Parasoft <text:s text:c="4"/></text:p>
        </text:list-item>
        <text:list-item>
          <text:p text:style-name="P54">PC-Lint <text:s text:c="4"/></text:p>
        </text:list-item>
        <text:list-item>
          <text:p text:style-name="P54">Polyspace <text:s text:c="4"/></text:p>
        </text:list-item>
        <text:list-item>
          <text:p text:style-name="P54">QA-C <text:s text:c="4"/></text:p>
        </text:list-item>
        <text:list-item>
          <text:p text:style-name="P54">Understand <text:s text:c="4"/></text:p>
        </text:list-item>
        <text:list-item>
          <text:p text:style-name="P54">Klocwork</text:p>
        </text:list-item>
      </text:list>
      <text:h text:style-name="P62" text:outline-level="3">ISO 26262 <text:s/><text:span text:style-name="T22">это тоже <text:s/>утилита ???????</text:span></text:h>
      <text:p text:style-name="P15">Ссылка: </text:p>
      <text:p text:style-name="P14"><text:a xlink:type="simple" xlink:href="http://en.wikipedia.org/wiki/ISO_26262">http://en.wikipedia.org/wiki/ISO_26262</text:a> </text:p>
      <text:p text:style-name="P15">Описание:</text:p>
      <text:p text:style-name="P21">Стандарт функциональной безопасности для автомобильной промышленности, является адаптацией стандарта функциональной безопасности IEC 61508 для автомобильных электрических/электронных систем.</text:p>
      <text:h text:style-name="P62" text:outline-level="3">JSF++ <text:s text:c="2"/><text:span text:style-name="T22">это тоже <text:s/>утилита ???????</text:span></text:h>
      <text:p text:style-name="P15">Ссылка: </text:p>
      <text:p text:style-name="P14"><text:a xlink:type="simple" xlink:href="http://www.ldra.com/jsf.asp">http://www.ldra.com/jsf.asp</text:a> </text:p>
      <text:p text:style-name="P15">Описание:</text:p>
      <text:p text:style-name="P21"><text:span text:style-name="T20">Стандарт программирования для </text:span><text:span text:style-name="T9">C++.</text:span></text:p>
      <text:p text:style-name="P19"/>
      <text:h text:style-name="P60" text:outline-level="2">Общий итог</text:h>
      <text:p text:style-name="P5">Безусловно главнейшая функция современных инструментов статического анализа – это обнаружение «ошибок» в анализируемом коде. Фактически каждый инструмент в той или иной форме реализует эту функцию. Безусловно круг «ошибок» определяется создателями анализатора, но также ряд инструментов выполняет проверку кода на соответствие некоторым стандартам программирования (типичный пример – <text:s/>семейство стандартов MISRA). Таким образом, задача обнаружения ошибок в коде уже глубоко проработана и трудно здесь привнести что-то новое, если конечно не взяться за какую-нибудь «экзотику» <text:span text:style-name="T6">–</text:span><text:span text:style-name="T10"> </text:span><text:span text:style-name="T6"><text:s text:c="2"/></text:span><text:span text:style-name="T10">для этого следует остановится на специфическом классе</text:span>. </text:p>
      <text:p text:style-name="P5">Второй по популярности задачей, и частично пересекающейся с обнаружением ошибок, задачей является программная верификация – доказательство корректности программ с той или иной точки зрения, побочным эффектом которого служит обнаружение ошибок в коде. По этой задаче наверное следует смотреть более подробно – так как верификация может базироваться на различных алгоритмах и можно провести сравнительный анализ таких алгоритмов.</text:p>
      <text:p text:style-name="P5">Рефакторинг среди инструментов C/C++ не так распространен, но среди универсальных инструментов он достаточно часто встречается. Что-то новое привнести здесь сложно.</text:p>
      <text:p text:style-name="P5">Кроме того на основе обзора инструментов анализа для <office:annotation><dc:creator>Evgeny Startsev</dc:creator><dc:date>2012-02-05T19:46:09</dc:date><text:p text:style-name="P63"><text:span text:style-name="T29">А почему бы не добавить про руби иже с ним?</text:span></text:p></office:annotation> одного из самых популярных динамических языков — Python хотелось бы отметить, что инструменты анализа для таких языков развиты слабо. Основные задачи которые решаются на данный момент — проверка <text:s/>на основе текстового представления (проверка по регулярным выражениям и пр.) и поиск некоторого круга потенциальных ошибок. Безусловно это связано с «молодостью» таких языков и подходы анализа для них сейчас находятся в зачаточном состоянии и исследования в этой области особенно актуальны.</text:p>
      <text:p text:style-name="P5">Основной интерес предоставляют существующие алгоритмы анализа с точки зрения внутреннего представления исходного кода. Здесь удалось найти ряд инструментов, работающих с той или иной формой промежуточного представления программы.</text:p>
      <text:p text:style-name="P5">Перечислим эти инструменты и связанные представления. Пожалуй все эти инструменты заслуживают более подробного рассмотрения.</text:p>
      <text:p text:style-name="P17">1 язык анализируемых программ</text:p>
      <text:p text:style-name="P17">2 назначение инструментами</text:p>
      <text:p text:style-name="P17">3 форма промежуточного представления</text:p>
      <text:p text:style-name="P17"><text:soft-page-break/>4 способ использования промежуточного представления</text:p>
      <text:list xml:id="list761771794" text:style-name="L19">
        <text:list-item>
          <text:p text:style-name="P56"><text:span text:style-name="T10">Инструмент </text:span>Pylint <text:span text:style-name="T10">– представление </text:span>logilab-astng. <text:span text:style-name="T10">Представление является </text:span>Python<text:span text:style-name="T10">-объектом, описывающим абстрактное синтаксическое дерево. Библиотека </text:span>logilab-astng <text:span text:style-name="T10">является вполне самостоятельной и может быть использована в отрыве от </text:span>pylint.</text:p>
        </text:list-item>
        <text:list-item>
          <text:p text:style-name="P52">Инструмент <text:span text:style-name="T6">BLAST </text:span>– при верификации программы она представляется в виде автомата потока управления <text:span text:style-name="T6">(CFA), </text:span>описывающего набор состояний процедур и переходы между ними. Кроме в соответствии с используемым алгоритмом уточнения абстракции строятся абстрактные <text:s/>деревья достижимости <text:span text:style-name="T6">(ART) </text:span>по сути это приближение всех возможных путей выполнения программы, <text:s/>используемое для верификации конкретного требования (используется не полный набор логических условий, возможных в программе). <text:s/>Кроме того исходный <text:span text:style-name="T6">C-</text:span>код преобразуется в <text:span text:style-name="T6">CIL, </text:span>что является упрощенной для анализа формой <text:span text:style-name="T6">C </text:span>(по сути это подмножество языка <text:span text:style-name="T6">C, </text:span>не использующее ряд конструкции – они преобразуются к более простым для анализа формам).</text:p>
        </text:list-item>
        <text:list-item>
          <text:p text:style-name="P52">Инструмент <text:span text:style-name="T6">Moose. Заслуживает более подробного рассмотрения, т.к. базируется на представлении исходного кода в виде различных моделей. Причем эти модели являются не просто возможным представлением кода, а используются как исходные данные для анализа, в ходе анализа эти модели могут дополняться. В контексте Moose был разработан целый ряд моделей, наиболее интересная из которых, пожалуй, FAMIX, которая заявлена разработчиками как универсальная модель для объектно-ориентированных языков (кроме того, эта модель появилась раньше UML). <text:s/></text:span></text:p>
        </text:list-item>
        <text:list-item>
          <text:p text:style-name="P42"><text:span text:style-name="T10">Bauhaus project, академический научный проект, для академического использования лицензия бесплатна. Одной из целей проекта является создание инструментов описания архитектуры программного обеспечения и создание ее различных представлений. Здесь имеется два представления программы – </text:span><text:span text:style-name="T11">InterMediate Language (IML) и Resource flow graphs (RFG). Разработчиками заявлено, что различные способы анализа в проекте базируются на одном из этих представлений. Первое из этих представлений является низкоуровневым, содержащим информацию на синтаксическом и семантическом уровнях, второе представляет информацию о глобальных и архитектурных аспектах анализируемой системы. IML представляет из себя набор классов, описывающих различные конструкции языка, разделение для различных языков основано на наследовании(например, классы циклов for для C и Ada унаследованы от одного класса). <text:s/>RFG представляет из себя граф с такими узлами как типы, компоненты, файлы и т. д. Отношения между этими элементами задаются </text:span><text:soft-page-break/><text:span text:style-name="T11">ребрами графа. В рамках статей описывающих проект удалось найти ссылку на статью о применении промежуточных представлений для реверс-инжиниринга:<text:line-break/>Rainer Koschke, J.F.G., W ̈rthner, M.: An Intermediate Representation for Reverse Engineering Analyses. In: Working Conference on Reverse Engineering, Hawaii, USA, </text:span><text:span text:style-name="T11">IEEE Computer Society Press (1998) 241–250 </text:span></text:p>
        </text:list-item>
        <text:list-item>
          <text:p text:style-name="P42"><text:span text:style-name="T11">Инструмент MALPAS. Имеются различные типы анализаторов. Входные данные для анализаторов должны быть представлены в форме MALPAS Intermediate Language (IL); это может быть выполнено вручную или получено на основе средств автоматической трансляции из оригинального исходного кода. Имеются автоматические трансляторы для языков программирования высокого уровня, таких как Ada, C и Pascal, а также языков ассемблера, таких как <text:s/>Intel 80*86, PowerPC and 68000. В книге </text:span>Ada in transition: proceedings of the 1992 Ada UK International Conference Авторы: W. J. Taylor (<text:a xlink:type="simple" xlink:href="http://books.google.ru/books?id=S8PKaSKkZFAC&amp;pg=PA26&amp;lpg=PA26&amp;dq=malpas+il&amp;source=bl&amp;ots=oR174sZ1ZD&amp;sig=XqlejHV3wNAlal0g688gZ2tVmiw&amp;hl=ru&amp;sa=X&amp;ei=ryAVT8WREof0-gbT8KjdAg&amp;ved=0CC4Q6AEwAQ#v=onepage&amp;q=malpas%20il&amp;f=false">http://books.google.ru/books?id=S8PKaSKkZFAC&amp;pg=PA26&amp;lpg=PA26&amp;dq=malpas+il&amp;source=bl&amp;ots=oR174sZ1ZD&amp;sig=XqlejHV3wNAlal0g688gZ2tVmiw&amp;hl=ru&amp;sa=X&amp;ei=ryAVT8WREof0-gbT8KjdAg&amp;ved=0CC4Q6AEwAQ#v=onepage&amp;q=malpas%20il&amp;f=false</text:a>). Указано что MALPAS IL является языком с блочной структурой и строгой типизацией.<text:line-break/>ESEC '89 : 2nd European software engineering conference, University of Warwick, Coventry, U.K., September, 11-15, 1989 : proceedings (<text:a xlink:type="simple" xlink:href="http://books.google.ru/books?id=1NmpWTs4k3gC&amp;pg=PA261&amp;lpg=PA261&amp;dq=malpas+intermediate+language&amp;source=bl&amp;ots=sl_w89dO6m&amp;sig=4canPX-V3riR9Wt_gKhLw2Csuqc&amp;hl=ru&amp;sa=X&amp;ei=3yIVT_GaBoOF-wa13cCMDQ&amp;ved=0CEUQ6AEwBA#v=onepage&amp;q=malpas%20intermediate%20language&amp;f=false">http://books.google.ru/books?id=1NmpWTs4k3gC&amp;pg=PA261&amp;lpg=PA261&amp;dq=malpas+intermediate+language&amp;source=bl&amp;ots=sl_w89dO6m&amp;sig=4canPX-V3riR9Wt_gKhLw2Csuqc&amp;hl=ru&amp;sa=X&amp;ei=3yIVT_GaBoOF-wa13cCMDQ&amp;ved=0CEUQ6AEwBA#v=onepage&amp;q=malpas%20intermediate%20language&amp;f=false</text:a>)<text:line-break/>Ada, experiences and prospects : proceedings of the Ada-Europe International Conference, Dublin, 12-14 June 1990 – Указано, что язык является текстовым и есть пример трансляции для Ada.</text:p>
        </text:list-item>
        <text:list-item>
          <text:p text:style-name="P52"><text:span text:style-name="T1">Проект Compass/ROSE. Здесь особый интерес представляет не просто инструмент Compass, а инфраструктура компилятора ROSE. </text:span><text:span text:style-name="T5">Как и другие инфраструктуры компиляторов, ROSE состоит из фронт-эндов (front-ends), мид-энда (midend) и бэк-эндов (backends), но отличительной особенностью является то, что бэк-энды ROSE генерируют исходный код. </text:span><text:span text:style-name="T8">ROSE </text:span><text:span text:style-name="T5">создает абстрактные синтаксические деревья (AST) из исходного кода. Узлы этих деревьев являются промежуточным представлением (intermediate representation – IR). </text:span><text:span text:style-name="T8">ROSE </text:span><text:span text:style-name="T5">обеспечивает средства для обхода и </text:span><text:soft-page-break/><text:span text:style-name="T5">манипулирования </text:span><text:span text:style-name="T8">AST, </text:span><text:span text:style-name="T5">а также восстановления исходного кода из </text:span><text:span text:style-name="T8">AS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Segoe UI" svg:font-family="'Segoe UI'" style:font-family-generic="swiss"/>
    <style:font-face style:name="Courier New" svg:font-family="'Courier New'" style:font-adornments="Negreta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Nimbus Roman No9 L" svg:font-family="'Nimbus Roman No9 L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Segoe UI1" svg:font-family="'Segoe UI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indent="1cm" style:auto-text-indent="false"/>
      <style:text-properties style:font-name="Times New Roman" fo:font-size="12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Times New Roman1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2" fo:font-size="12pt" fo:font-weight="bold" style:font-size-asian="14pt" style:font-weight-asian="bold" style:font-size-complex="14pt" style:font-weight-complex="bold"/>
    </style:style>
    <style:style style:name="Код" style:family="paragraph" style:parent-style-name="Heading_20_8" style:default-outline-level="" style:list-style-name="" style:class="text">
      <style:paragraph-properties fo:margin-top="0cm" fo:margin-bottom="0cm"/>
      <style:text-properties style:font-name="Courier New" fo:font-weight="normal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6" style:display-name="Heading 6" style:family="paragraph" style:parent-style-name="Title" style:next-style-name="Text_20_body" style:default-outline-level="6" style:list-style-name="" style:class="text">
      <style:text-properties style:font-name="Times New Roman3" fo:font-size="7pt" fo:font-weight="bold" style:font-name-asian="Droid Sans Fallback" style:font-size-asian="7pt" style:font-weight-asian="bold" style:font-name-complex="DejaVu Sans Condensed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4T17:32:15</meta:creation-date>
    <meta:editing-duration>PT2H2M22S</meta:editing-duration>
    <meta:editing-cycles>11</meta:editing-cycles>
    <meta:generator>LibreOffice/3.4$Unix LibreOffice_project/340m1$Build-1206</meta:generator>
    <dc:date>2012-02-05T19:56:51</dc:date>
    <dc:creator>Evgeny Startsev</dc:creator>
    <meta:document-statistic meta:table-count="0" meta:image-count="0" meta:object-count="0" meta:page-count="30" meta:paragraph-count="391" meta:word-count="6172" meta:character-count="51123" meta:non-whitespace-character-count="45238"/>
  </office:meta>
</office:document-meta>
</file>